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Cloister" svg:font-family="Cloister" style:font-family-generic="roman" style:font-pitch="variable"/>
    <style:font-face style:name="Linux Libertine S.O.Cist." svg:font-family="'Linux Libertine S.O.Cist.'"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Header" style:master-page-name="">
      <style:paragraph-properties fo:line-height="0.0008in" style:page-number="auto"/>
    </style:style>
    <style:style style:name="P2"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style>
    <style:style style:name="P3"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028in" style:type="right"/>
        </style:tab-stops>
      </style:paragraph-properties>
    </style:style>
    <style:style style:name="P4"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11in" style:type="right"/>
        </style:tab-stops>
      </style:paragraph-properties>
    </style:style>
    <style:style style:name="P5" style:family="paragraph" style:parent-style-name="Footer" style:master-page-name="">
      <style:paragraph-properties style:page-number="auto"/>
      <style:text-properties fo:font-size="1pt" style:font-size-asian="1pt" style:font-size-complex="1pt"/>
    </style:style>
    <style:style style:name="P6" style:family="paragraph" style:parent-style-name="Header" style:master-page-name="">
      <style:paragraph-properties style:page-number="auto"/>
      <style:text-properties fo:font-size="1pt" style:font-size-asian="1pt" style:font-size-complex="1pt"/>
    </style:style>
    <style:style style:name="P7" style:family="paragraph" style:parent-style-name="Other" style:master-page-name="">
      <loext:graphic-properties draw:fill-gradient-name="gradient" draw:fill-hatch-name="hatch"/>
      <style:paragraph-properties fo:margin-left="0in" fo:margin-right="0in" style:line-height-at-least="0.1752in" fo:text-align="center" style:justify-single-word="false" fo:hyphenation-ladder-count="no-limit" fo:text-indent="0.2in" style:auto-text-indent="false" style:page-number="auto"/>
      <style:text-properties officeooo:paragraph-rsid="000c2005" fo:hyphenate="true" fo:hyphenation-remain-char-count="2" fo:hyphenation-push-char-count="2" loext:hyphenation-no-caps="false"/>
    </style:style>
    <style:style style:name="P8" style:family="paragraph" style:parent-style-name="Other">
      <loext:graphic-properties draw:fill-gradient-name="gradient" draw:fill-hatch-name="hatch"/>
      <style:paragraph-properties fo:margin-left="0in" fo:margin-right="0in" style:line-height-at-least="0.1752in" fo:text-align="center" style:justify-single-word="false" fo:hyphenation-ladder-count="no-limit" fo:text-indent="0in" style:auto-text-indent="false"/>
      <style:text-properties officeooo:paragraph-rsid="000c2005" fo:hyphenate="true" fo:hyphenation-remain-char-count="2" fo:hyphenation-push-char-count="2" loext:hyphenation-no-caps="false"/>
    </style:style>
    <style:style style:name="P9" style:family="paragraph" style:parent-style-name="Heading_20__23_6" style:master-page-name="">
      <loext:graphic-properties draw:fill-gradient-name="gradient" draw:fill-hatch-name="hatch"/>
      <style:paragraph-properties fo:margin-left="0in" fo:margin-right="0in" style:line-height-at-least="0.2874in" fo:text-align="center" style:justify-single-word="false" fo:keep-together="always" fo:hyphenation-ladder-count="no-limit" fo:text-indent="0.2in" style:auto-text-indent="false" style:page-number="auto" fo:keep-with-next="always"/>
      <style:text-properties officeooo:paragraph-rsid="000c2005" fo:hyphenate="true" fo:hyphenation-remain-char-count="2" fo:hyphenation-push-char-count="2" loext:hyphenation-no-caps="false"/>
    </style:style>
    <style:style style:name="P10" style:family="paragraph" style:parent-style-name="Body_20_text_20__28_6_29_" style:master-page-name="">
      <loext:graphic-properties draw:fill-gradient-name="gradient" draw:fill-hatch-name="hatch"/>
      <style:paragraph-properties fo:margin-left="0in" fo:margin-right="0in" style:line-height-at-least="0.2807in" fo:text-align="justify" style:justify-single-word="false" fo:hyphenation-ladder-count="no-limit" fo:text-indent="0in" style:auto-text-indent="false" style:page-number="auto">
        <style:tab-stops>
          <style:tab-stop style:position="0.4835in"/>
        </style:tab-stops>
      </style:paragraph-properties>
      <style:text-properties officeooo:paragraph-rsid="000c2005" fo:hyphenate="true" fo:hyphenation-remain-char-count="2" fo:hyphenation-push-char-count="2" loext:hyphenation-no-caps="false"/>
    </style:style>
    <style:style style:name="P11" style:family="paragraph" style:parent-style-name="Body_20_text_20__28_6_29_">
      <loext:graphic-properties draw:fill-gradient-name="gradient" draw:fill-hatch-name="hatch"/>
      <style:paragraph-properties fo:margin-left="0in" fo:margin-right="0in" style:line-height-at-least="0.2772in" fo:text-align="justify" style:justify-single-word="false" fo:hyphenation-ladder-count="no-limit" fo:text-indent="0in" style:auto-text-indent="false" style:writing-mode="lr-tb"/>
      <style:text-properties officeooo:paragraph-rsid="000ddadd" fo:hyphenate="true" fo:hyphenation-remain-char-count="2" fo:hyphenation-push-char-count="2" loext:hyphenation-no-caps="false"/>
    </style:style>
    <style:style style:name="P12" style:family="paragraph" style:parent-style-name="Body_20_text_20__28_6_29_" style:master-page-name="">
      <loext:graphic-properties draw:fill="none" draw:fill-color="#729fcf" draw:fill-gradient-name="gradient" draw:fill-hatch-name="hatch"/>
      <style:paragraph-properties fo:margin-left="0in" fo:margin-right="0in" style:line-height-at-least="0.2772in" fo:text-align="justify" style:justify-single-word="false" fo:hyphenation-ladder-count="no-limit" fo:text-indent="0.25in" style:auto-text-indent="false" style:page-number="auto" fo:background-color="transparent" style:writing-mode="lr-tb"/>
      <style:text-properties officeooo:paragraph-rsid="000ddadd" fo:hyphenate="true" fo:hyphenation-remain-char-count="2" fo:hyphenation-push-char-count="2" loext:hyphenation-no-caps="false"/>
    </style:style>
    <style:style style:name="P13" style:family="paragraph" style:parent-style-name="Body_20_text_20__28_6_29_">
      <loext:graphic-properties draw:fill="none" draw:fill-color="#729fcf" draw:fill-gradient-name="gradient" draw:fill-hatch-name="hatch"/>
      <style:paragraph-properties fo:margin-left="0in" fo:margin-right="0in" style:line-height-at-least="0.2772in" fo:text-align="justify" style:justify-single-word="false" fo:hyphenation-ladder-count="no-limit" fo:text-indent="0.25in" style:auto-text-indent="false" fo:background-color="transparent" style:writing-mode="lr-tb"/>
      <style:text-properties officeooo:paragraph-rsid="000ddadd" fo:hyphenate="true" fo:hyphenation-remain-char-count="2" fo:hyphenation-push-char-count="2" loext:hyphenation-no-caps="false"/>
    </style:style>
    <style:style style:name="P14" style:family="paragraph" style:parent-style-name="Body_20_text_20__28_6_29_" style:master-page-name="">
      <loext:graphic-properties draw:fill="none" draw:fill-color="#729fcf" draw:fill-gradient-name="gradient" draw:fill-hatch-name="hatch"/>
      <style:paragraph-properties fo:margin-left="0in" fo:margin-right="0in" style:line-height-at-least="0.2772in" fo:text-align="justify" style:justify-single-word="false" fo:hyphenation-ladder-count="no-limit" fo:text-indent="0.25in" style:auto-text-indent="false" style:page-number="auto" fo:background-color="transparent" style:writing-mode="lr-tb"/>
      <style:text-properties officeooo:paragraph-rsid="000ddadd" fo:hyphenate="true" fo:hyphenation-remain-char-count="2" fo:hyphenation-push-char-count="2" loext:hyphenation-no-caps="false"/>
    </style:style>
    <style:style style:name="P15" style:family="paragraph" style:parent-style-name="Body_20_text_20__28_6_29_">
      <loext:graphic-properties draw:fill="none" draw:fill-color="#729fcf" draw:fill-gradient-name="gradient" draw:fill-hatch-name="hatch"/>
      <style:paragraph-properties fo:margin-left="0in" fo:margin-right="0in" style:line-height-at-least="0.2772in" fo:text-align="justify" style:justify-single-word="false" fo:hyphenation-ladder-count="no-limit" fo:text-indent="0.25in" style:auto-text-indent="false" fo:background-color="transparent" style:writing-mode="lr-tb"/>
      <style:text-properties officeooo:paragraph-rsid="004c05f6" fo:hyphenate="true" fo:hyphenation-remain-char-count="2" fo:hyphenation-push-char-count="2" loext:hyphenation-no-caps="false"/>
    </style:style>
    <style:style style:name="P16" style:family="paragraph" style:parent-style-name="Body_20_text_20__28_6_29_">
      <loext:graphic-properties draw:fill="none" draw:fill-color="#729fcf" draw:fill-gradient-name="gradient" draw:fill-hatch-name="hatch"/>
      <style:paragraph-properties fo:margin-left="0in" fo:margin-right="0in" style:line-height-at-least="0.2772in" fo:text-align="center" style:justify-single-word="false" fo:hyphenation-ladder-count="no-limit" fo:text-indent="0.25in" style:auto-text-indent="false" fo:background-color="transparent" style:writing-mode="lr-tb"/>
      <style:text-properties officeooo:paragraph-rsid="000ddadd" fo:hyphenate="true" fo:hyphenation-remain-char-count="2" fo:hyphenation-push-char-count="2" loext:hyphenation-no-caps="false"/>
    </style:style>
    <style:style style:name="P17" style:family="paragraph" style:parent-style-name="Body_20_text_20__28_6_29_">
      <loext:graphic-properties draw:fill="none" draw:fill-color="#729fcf" draw:fill-gradient-name="gradient" draw:fill-hatch-name="hatch"/>
      <style:paragraph-properties fo:margin-left="0in" fo:margin-right="0in" style:line-height-at-least="0.2772in" fo:text-align="center" style:justify-single-word="false" fo:hyphenation-ladder-count="no-limit" fo:text-indent="0.25in" style:auto-text-indent="false" fo:background-color="transparent" style:writing-mode="lr-tb"/>
      <style:text-properties officeooo:paragraph-rsid="004c05f6" fo:hyphenate="true" fo:hyphenation-remain-char-count="2" fo:hyphenation-push-char-count="2" loext:hyphenation-no-caps="false"/>
    </style:style>
    <style:style style:name="T1" style:family="text">
      <style:text-properties fo:color="#000000" loext:opacity="100%" fo:background-color="#80ffff" loext:char-shading-value="0"/>
    </style:style>
    <style:style style:name="T2" style:family="text">
      <style:text-properties fo:color="#000000" loext:opacity="100%" style:font-name="Linux Libertine S.O.Cist." fo:font-size="20pt" fo:language="de" fo:country="DE" fo:background-color="transparent" loext:char-shading-value="0" style:font-size-asian="20pt" style:font-size-complex="20pt"/>
    </style:style>
    <style:style style:name="T3" style:family="text">
      <style:text-properties style:font-name="Cloister" fo:font-size="20pt" fo:language="de" fo:country="DE" fo:background-color="transparent" loext:char-shading-value="0" style:font-size-asian="20pt" style:font-size-complex="20pt"/>
    </style:style>
    <style:style style:name="T4" style:family="text">
      <style:text-properties style:font-name="Linux Libertine S.O.Cist." fo:font-size="22pt" fo:language="de" fo:country="DE" fo:background-color="transparent" loext:char-shading-value="0" style:font-size-asian="18pt" style:font-size-complex="18pt"/>
    </style:style>
    <style:style style:name="T5" style:family="text">
      <style:text-properties style:font-name="Linux Libertine S.O.Cist." fo:font-size="22pt" fo:language="de" fo:country="DE" officeooo:rsid="0021dd18" fo:background-color="transparent" loext:char-shading-value="0" style:font-size-asian="18pt" style:font-size-complex="18pt"/>
    </style:style>
    <style:style style:name="T6" style:family="text">
      <style:text-properties style:font-name="Linux Libertine S.O.Cist." fo:font-size="20pt" fo:language="de" fo:country="DE" fo:background-color="transparent" loext:char-shading-value="0" style:font-size-asian="20pt" style:font-size-complex="20pt"/>
    </style:style>
    <style:style style:name="T7" style:family="text">
      <style:text-properties style:font-name="Linux Libertine S.O.Cist." fo:language="de" fo:country="DE" officeooo:rsid="0021dd18" fo:background-color="transparent" loext:char-shading-value="0"/>
    </style:style>
    <style:style style:name="T8" style:family="text">
      <style:text-properties style:font-name="Linux Libertine S.O.Cist." fo:language="de" fo:country="DE" officeooo:rsid="004ffe53" fo:background-color="transparent" loext:char-shading-value="0"/>
    </style:style>
    <style:style style:name="T9" style:family="text">
      <style:text-properties style:font-name="Linux Libertine S.O.Cist." fo:font-size="17pt" fo:language="de" fo:country="DE" officeooo:rsid="0021dd18" fo:background-color="transparent" loext:char-shading-value="0" style:font-size-asian="15pt" style:font-size-complex="15pt"/>
    </style:style>
    <style:style style:name="T10" style:family="text">
      <style:text-properties style:font-name="Linux Libertine S.O.Cist." fo:font-size="17pt" fo:language="de" fo:country="DE" officeooo:rsid="004ffe53" fo:background-color="transparent" loext:char-shading-value="0" style:font-size-asian="15pt" style:font-size-complex="15pt"/>
    </style:style>
    <style:style style:name="T11" style:family="text">
      <style:text-properties style:font-name="Linux Libertine S.O.Cist." fo:font-size="12pt" fo:language="de" fo:country="DE" officeooo:rsid="0021dd18" fo:background-color="transparent" loext:char-shading-value="0" style:font-size-asian="12pt" style:font-size-complex="12pt"/>
    </style:style>
    <style:style style:name="T12" style:family="text">
      <style:text-properties style:font-name="Linux Libertine S.O.Cist." fo:font-size="12pt" fo:language="de" fo:country="DE" officeooo:rsid="004984dc" fo:background-color="transparent" loext:char-shading-value="0" style:font-size-asian="12pt" style:font-size-complex="12pt"/>
    </style:style>
    <style:style style:name="T13" style:family="text">
      <style:text-properties style:font-name="Linux Libertine S.O.Cist." fo:font-size="12pt" fo:language="de" fo:country="DE" officeooo:rsid="004c05f6" fo:background-color="transparent" loext:char-shading-value="0" style:font-size-asian="12pt" style:font-size-complex="12pt"/>
    </style:style>
    <style:style style:name="T14" style:family="text">
      <style:text-properties style:font-name="Linux Libertine S.O.Cist." fo:font-size="12pt" fo:language="de" fo:country="DE" officeooo:rsid="004d1704" fo:background-color="transparent" loext:char-shading-value="0" style:font-size-asian="12pt" style:font-size-complex="12pt"/>
    </style:style>
    <style:style style:name="T15" style:family="text">
      <style:text-properties style:font-name="Linux Libertine S.O.Cist." fo:font-size="12pt" fo:language="de" fo:country="DE" officeooo:rsid="004e6a48" fo:background-color="transparent" loext:char-shading-value="0" style:font-size-asian="12pt" style:font-size-complex="12pt"/>
    </style:style>
    <style:style style:name="T16" style:family="text">
      <style:text-properties style:font-name="Linux Libertine S.O.Cist." fo:font-size="12pt" fo:language="de" fo:country="DE" officeooo:rsid="004fad3b" fo:background-color="transparent" loext:char-shading-value="0" style:font-size-asian="12pt" style:font-size-complex="12pt"/>
    </style:style>
    <style:style style:name="T17" style:family="text">
      <style:text-properties style:font-name="Linux Libertine S.O.Cist." fo:font-size="12pt" fo:language="de" fo:country="DE" officeooo:rsid="004ffe53" fo:background-color="transparent" loext:char-shading-value="0" style:font-size-asian="12pt" style:font-size-complex="12pt"/>
    </style:style>
    <style:style style:name="T18" style:family="text">
      <style:text-properties style:font-name="Linux Libertine S.O.Cist." fo:font-size="12pt" fo:language="de" fo:country="DE" officeooo:rsid="0050a005" fo:background-color="transparent" loext:char-shading-value="0" style:font-size-asian="12pt" style:font-size-complex="12pt"/>
    </style:style>
    <style:style style:name="T19" style:family="text">
      <style:text-properties style:font-name="Linux Libertine S.O.Cist." fo:font-size="12pt" fo:language="de" fo:country="DE" fo:font-style="italic" officeooo:rsid="0021dd18" fo:background-color="transparent" loext:char-shading-value="0" style:font-size-asian="12pt" style:font-style-asian="italic" style:font-size-complex="12pt" style:font-style-complex="italic"/>
    </style:style>
    <style:style style:name="T20" style:family="text">
      <style:text-properties style:font-name="Linux Libertine S.O.Cist." fo:font-size="12pt" fo:language="de" fo:country="DE" fo:font-style="italic" officeooo:rsid="004ffe53" fo:background-color="transparent" loext:char-shading-value="0" style:font-size-asian="12pt" style:font-style-asian="italic" style:font-size-complex="12pt" style:font-style-complex="italic"/>
    </style:style>
    <style:style style:name="T21" style:family="text">
      <style:text-properties style:font-name="Linux Libertine S.O.Cist." fo:font-size="12pt" fo:language="la" fo:country="VA" fo:font-style="italic" officeooo:rsid="004ffe53" fo:background-color="transparent" loext:char-shading-value="0" style:font-size-asian="12pt" style:font-style-asian="italic" style:font-size-complex="12pt" style:font-style-complex="italic"/>
    </style:style>
    <style:style style:name="T22" style:family="text">
      <style:text-properties style:font-name="Linux Libertine S.O.Cist." fo:font-size="14pt" fo:language="de" fo:country="DE" officeooo:rsid="0021dd18" fo:background-color="transparent" loext:char-shading-value="0" style:font-size-asian="12pt" style:font-size-complex="12pt"/>
    </style:style>
    <style:style style:name="T23" style:family="text">
      <style:text-properties style:font-name="Linux Libertine S.O.Cist." fo:font-size="14pt" fo:language="de" fo:country="DE" officeooo:rsid="0021dd18" fo:background-color="transparent" loext:char-shading-value="0" style:font-size-asian="14pt" style:font-size-complex="14pt"/>
    </style:style>
    <style:style style:name="T24" style:family="text">
      <style:text-properties style:font-name="Linux Libertine S.O.Cist." fo:font-size="14pt" fo:language="de" fo:country="DE" officeooo:rsid="004ffe53" fo:background-color="transparent" loext:char-shading-value="0" style:font-size-asian="14pt" style:font-size-complex="14pt"/>
    </style:style>
    <style:style style:name="T25" style:family="text">
      <style:text-properties style:font-name="Linux Libertine S.O.Cist." fo:font-size="14pt" fo:language="de" fo:country="DE" fo:font-style="italic" officeooo:rsid="0021dd18" fo:background-color="transparent" loext:char-shading-value="0" style:font-size-asian="12pt" style:font-style-asian="italic" style:font-size-complex="12pt" style:font-style-complex="italic"/>
    </style:style>
    <style:style style:name="T26" style:family="text">
      <style:text-properties fo:font-variant="small-caps" style:font-name="Linux Libertine S.O.Cist." fo:font-size="12pt" fo:language="de" fo:country="DE" officeooo:rsid="0021dd18" fo:background-color="transparent" loext:char-shading-value="0" style:font-size-asian="12pt" style:font-size-complex="12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text:list-style style:name="L1">
      <text:list-level-style-number text:level="1" text:style-name="CharStyle8" loext:num-list-format="%1%." style:num-suffix="." style:num-format="1" text:start-value="2">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99" loext:num-list-format="%1%." style:num-suffix="." style:num-format="1" text:start-value="3">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99" loext:num-list-format="%1%." style:num-suffix="." style:num-format="1" text:start-value="10">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6" text:is-list-header="true"><text:span text:style-name="CharStyle55"><text:span text:style-name="T5">KAPITEL </text:span></text:span><text:bookmark-start text:name="bookmark1247"/><text:bookmark-start text:name="bookmark1248"/><text:bookmark-start text:name="bookmark1249"/><text:span text:style-name="CharStyle55"><text:span text:style-name="T4"><text:s/>II.</text:span></text:span><text:bookmark-end text:name="bookmark1247"/><text:bookmark-end text:name="bookmark1248"/><text:bookmark-end text:name="bookmark1249"/></text:h>
      <text:p text:style-name="P7"><text:span text:style-name="CharStyle163"><text:span text:style-name="T2"/></text:span></text:p>
      <text:p text:style-name="P8"><text:span text:style-name="CharStyle163"><text:span text:style-name="T3">Die ewigen Gelübde der Mönche.</text:span></text:span></text:p>
      <text:p text:style-name="P8"><text:span text:style-name="CharStyle163"><text:span text:style-name="T6">_________</text:span></text:span></text:p>
      <text:p text:style-name="P11"><text:span text:style-name="CharStyle95"><text:span text:style-name="T7"/></text:span></text:p>
      <text:p text:style-name="P12"><text:span text:style-name="CharStyle95"><text:span text:style-name="T26">Nach </text:span></text:span><text:span text:style-name="CharStyle95"><text:span text:style-name="T11">Ablauf von drei Jahren soll der Mönch, der die ewigen Gelübde ablegen wird, frei entscheiden, wie er über das Vermögen, das er besitzt, verfügen will; darüber soll vor einem Notar und ausdrücklich dazu geladenen Zeugen ein Protokoll angefertigt werden. Der Ablegung der ewigen Gelübde gehen Exerzitien unter der Leitung des Novizenmeisters voraus, nach denen der Mönch um die Zeit der Gelübde herum eine Generalbeichte ablegt und am Tag der Gelübde die Eucharistie empfängt, um den vollkommenen Ablass zu erhalten.</text:span></text:span></text:p>
      <text:p text:style-name="P13"><text:span text:style-name="CharStyle95"><text:span text:style-name="T11">2. Wenn er sich so aller Besitztümer entledigt hat, kniet er vor dem Abt nieder, legt seine gefalteten Hände zwischen die Hände des Abtes und spricht:</text:span></text:span></text:p>
      <text:p text:style-name="P13"><text:span text:style-name="CharStyle95"><text:span text:style-name="T22">Vater, ich verspreche dir und deinen legitimen Nachfolgern Gehorsam nach der Regel des heiligen Benedikt bis zum Tode.</text:span></text:span></text:p>
      <text:p text:style-name="P13"><text:span text:style-name="CharStyle95"><text:span text:style-name="T11">Der Abt antwortet: </text:span></text:span><text:span text:style-name="CharStyle95"><text:span text:style-name="T22">Und möge Gott dir das ewige Leben schenken.</text:span></text:span></text:p>
      <text:p text:style-name="P13"><text:span text:style-name="CharStyle95"><text:span text:style-name="T11">Und alle anderen antworten: </text:span></text:span><text:span text:style-name="CharStyle95"><text:span text:style-name="T22">Amen</text:span></text:span><text:span text:style-name="CharStyle95"><text:span text:style-name="T11">.</text:span></text:span></text:p>
      <text:p text:style-name="P13"><text:span text:style-name="CharStyle95"><text:span text:style-name="T11">Wenn dies geschehen ist, küsst ihn der Abt, und der Mönch selbst verbeugt sich und geht fort, um die Exerzitien zu verrichten, bis er seine ewigen Gelübde öffentlich in der Kirche abgelegt hat.</text:span></text:span></text:p>
      <text:p text:style-name="P13"><text:span text:style-name="CharStyle95"><text:span text:style-name="T11">3. Wenn der angemessene Tag gekommen ist, nachdem das ganze Probejahr vergangen ist, wird in der Kirche alles vorbereitet, was notwendig ist, um Mönch zu werden. Zunächst bereitet der Sakristan auf einem Tisch, der auf der Stufe im Presbyterium links von dem Platz steht, an dem der Vorsitzende bei der Ablegung der Gelübde sitzt, das Mönchsgewand, d.h. die Kukulla von weißer Farbe, vor. In der Nähe befinden sich das Weihwasser mit dem Sprengel (</text:span></text:span><text:span text:style-name="CharStyle95"><text:span text:style-name="T19">Aspersorium</text:span></text:span><text:span text:style-name="CharStyle95"><text:span text:style-name="T11">), das Ritenbuch, Tinte und Schreibfedern, und das Faldistorium mit den Hockern für den Abt und die Altardiener (Diakon und Subdiakon). Wenn der Mönch nur ein gefirmter Laie ist und die Gelübde in den Händen seines Abtes ablegt, kommen zu diesen Dingen noch eine Schere und ein Teller hinzu.</text:span></text:span></text:p>
      <text:p text:style-name="P13"><text:span text:style-name="CharStyle95"><text:span text:style-name="T11">4. <text:tab/>In der Zwischenzeit schreibt der Mönch die Formel seiner Gelübde eigenhändig auf Papier oder Pergament, damit er sie in der Kirche unterschreiben und mit dem Kreuz beschriften kann; ebenso der Abt, damit er dann die Gelübde entgegennehmen und seine Gelübde zusammen mit den Zeugen auf demselben Papier bestätigen kann. Die Formel des Gelübdes lautet dann wie folgt:</text:span></text:span></text:p>
      <text:p text:style-name="P13"><text:span text:style-name="CharStyle95"><text:span text:style-name="T25">Ich, Bruder NN.., Priester, oder Diakon, oder Subdiakon, oder Akolyth, oder Kleriker, oder Laie, verspreche meine Beständigkeit, Bekehrung meiner Sitten, und Gehorsam, nach </text:span></text:span><text:soft-page-break/><text:span text:style-name="CharStyle95"><text:span text:style-name="T25">der Regel des heiligen Abtes Benedikt, vor Gott und allen seinen Heiligen, deren Reliquien hier gehalten werden, § in diesem Kloster des Zisterzienserordens, das Hohenfurth heißt und zu Ehren der allerseligsten Gottesmutter und ewigen Jungfrau Maria erbaut wurde, * in Anwesenheit des würdigen Herrn Justin von Hohenfurth, Konventualprior.</text:span></text:span></text:p>
      <text:p text:style-name="P13"><text:span text:style-name="CharStyle95"><text:span text:style-name="T11"/></text:span></text:p>
      <text:p text:style-name="P13"><text:span text:style-name="CharStyle95"><text:span text:style-name="T11">5. Wenn all diese Dinge ordnungsgemäß vorbereitet sind, soll der Mönch, wenn er ein konfirmierter Laie ist, vom Abt in der Kirche mit der Mönchskrone (Tonsur) gesegnet werden, gemäß Buch 8, Kapitel 7, bevor er als Mönch geschnitten wird. Der Abt zelebriert dann zu gegebener Zeit die Messe.</text:span></text:span></text:p>
      <text:p text:style-name="P13"><text:span text:style-name="CharStyle95"><text:span text:style-name="T11"/></text:span></text:p>
      <text:p text:style-name="P13"><text:span text:style-name="CharStyle95"><text:span text:style-name="T11"><text:s text:c="3"/>6. Nachdem das Evangelium gelesen wird, stehen die Brüder in Chorgestühle gegenüber dem Altar, der Abt mit dem Stab und die Altardiener kommen an die Stufe des Presbyteriums und setzen sich in die Mitte auf das Faldistorium, die Altardiener auf die Schemel etwas weiter hinten; und der Novizenmeister bringt den Mönch, der ihm folgt, quasi zur Linken des Novizenmeisters. Wenn sie vor den Abt kommen, verbeugen sie sich gleichzeitig tief vor ihm, und der Novizenmeister kehrt in den ersten Stall des Novizenchors zurück, der Mönch legt sich in der Prostration mit dem Gesicht zur Erde, ohne irgendeine Unterlage unter ihm, und der Abt bittet ihn mit bedecktem Kopf:</text:span></text:span></text:p>
      <text:p text:style-name="P13"><text:span text:style-name="CharStyle95"><text:span text:style-name="T11">Was verlangst du?</text:span></text:span></text:p>
      <text:p text:style-name="P13"><text:span text:style-name="CharStyle95"><text:span text:style-name="T11">Und der Mönch antwortet: Die Barmherzigkeit Gottes und des Ordens.</text:span></text:span></text:p>
      <text:p text:style-name="P13"><text:span text:style-name="CharStyle95"><text:span text:style-name="T11"/></text:span></text:p>
      <text:p text:style-name="P13"><text:span text:style-name="CharStyle95"><text:span text:style-name="T11"><text:s text:c="4"/>7. Dann befiehlt ihm der Abt, aufzustehen und sagt: "Steh auf im Namen des Herrn, er verbeugt sich und hört auf die Anweisung des Abtes, der, nachdem er ihm noch einmal die Strenge des Ordens erklärt und sich nach der Beharrlichkeit des Mönchs in diesen Worten erkundigt hat und eine bejahende Antwort erhalten hat, hinzufügt:</text:span></text:span></text:p>
      <text:p text:style-name="P13"><text:span text:style-name="CharStyle95"><text:span text:style-name="T11">Was Gott in dir begonnen hat, wird er selbst vollenden bis zum Tag Christi Jesu.</text:span></text:span></text:p>
      <text:p text:style-name="P13"><text:span text:style-name="CharStyle95"><text:span text:style-name="T11">Alle antworten: Amen, und jeder kniet in Richtung des Altars. Dann beginnt der Abt mit unbedecktem Kopf auf den Knien den Hymnus </text:span></text:span><text:span text:style-name="CharStyle95"><text:span text:style-name="T19">Veni Creator</text:span></text:span><text:span text:style-name="CharStyle95"><text:span text:style-name="T11">, und der ganze Konvent setzt fort, wobei der Kantor jede Strophe neu beginnt. Der Mönch liegt in der Prostration auf dem Boden.</text:span></text:span></text:p>
      <text:p text:style-name="P13"><text:span text:style-name="CharStyle95"><text:span text:style-name="T11"/></text:span></text:p>
      <text:p text:style-name="P13"><text:span text:style-name="CharStyle95"><text:span text:style-name="T11">Komm, Schöpfer Geist, kehr bei uns ein,</text:span></text:span></text:p>
      <text:p text:style-name="P13"><text:span text:style-name="CharStyle95"><text:span text:style-name="T11">besuch das Herz der Kinder dein:</text:span></text:span></text:p>
      <text:p text:style-name="P13"><text:span text:style-name="CharStyle95"><text:span text:style-name="T11">erfüll uns all mit deiner Gnad,</text:span></text:span></text:p>
      <text:p text:style-name="P13"><text:span text:style-name="CharStyle95"><text:span text:style-name="T11">die deine Gnad erschaffen hat.</text:span></text:span></text:p>
      <text:p text:style-name="P13"><text:span text:style-name="CharStyle95"><text:span text:style-name="T11"/></text:span></text:p>
      <text:p text:style-name="P13"><text:span text:style-name="CharStyle95"><text:span text:style-name="T11">Der du der Tröster wirst genannt,</text:span></text:span></text:p>
      <text:p text:style-name="P13"><text:soft-page-break/><text:span text:style-name="CharStyle95"><text:span text:style-name="T11">vom höchsten Gott ein Gnadenpfand,</text:span></text:span></text:p>
      <text:p text:style-name="P13"><text:span text:style-name="CharStyle95"><text:span text:style-name="T11">du Lebensbrunn, Licht, Lieb und Glut,</text:span></text:span></text:p>
      <text:p text:style-name="P13"><text:span text:style-name="CharStyle95"><text:span text:style-name="T11">der Seele Salbung, höchstes Gut.</text:span></text:span></text:p>
      <text:p text:style-name="P13"><text:span text:style-name="CharStyle95"><text:span text:style-name="T11"/></text:span></text:p>
      <text:p text:style-name="P13"><text:span text:style-name="CharStyle95"><text:span text:style-name="T11">O Schatz, der siebenfältig ziert,</text:span></text:span></text:p>
      <text:p text:style-name="P13"><text:span text:style-name="CharStyle95"><text:span text:style-name="T11">o Finger Gottes, der uns führt,</text:span></text:span></text:p>
      <text:p text:style-name="P13"><text:span text:style-name="CharStyle95"><text:span text:style-name="T11">Geschenk, vom Vater zugesagt,</text:span></text:span></text:p>
      <text:p text:style-name="P13"><text:span text:style-name="CharStyle95"><text:span text:style-name="T11">du, der die Zungen reden macht.</text:span></text:span></text:p>
      <text:p text:style-name="P13"><text:span text:style-name="CharStyle95"><text:span text:style-name="T11"/></text:span></text:p>
      <text:p text:style-name="P13"><text:span text:style-name="CharStyle95"><text:span text:style-name="T11">Zünd an in uns dein Gnadenlicht,</text:span></text:span></text:p>
      <text:p text:style-name="P13"><text:span text:style-name="CharStyle95"><text:span text:style-name="T11">gieß Lieb ins Herz, die ihm gebricht,</text:span></text:span></text:p>
      <text:p text:style-name="P13"><text:span text:style-name="CharStyle95"><text:span text:style-name="T11">stärk unsres Leibs Gebrechlichkeit</text:span></text:span></text:p>
      <text:p text:style-name="P13"><text:span text:style-name="CharStyle95"><text:span text:style-name="T11">mit deiner Kraft zu jeder Zeit.</text:span></text:span></text:p>
      <text:p text:style-name="P13"><text:span text:style-name="CharStyle95"><text:span text:style-name="T11"/></text:span></text:p>
      <text:p text:style-name="P13"><text:span text:style-name="CharStyle95"><text:span text:style-name="T11">Treib weit von uns des Feinds Gewalt,</text:span></text:span></text:p>
      <text:p text:style-name="P13"><text:span text:style-name="CharStyle95"><text:span text:style-name="T11">in deinem Frieden uns erhalt,</text:span></text:span></text:p>
      <text:p text:style-name="P13"><text:span text:style-name="CharStyle95"><text:span text:style-name="T11">dass wir, geführt von deinem Licht,</text:span></text:span></text:p>
      <text:p text:style-name="P13"><text:span text:style-name="CharStyle95"><text:span text:style-name="T11">in Sünd und Leid verfallen nicht.</text:span></text:span></text:p>
      <text:p text:style-name="P13"><text:span text:style-name="CharStyle95"><text:span text:style-name="T11"/></text:span></text:p>
      <text:p text:style-name="P13"><text:span text:style-name="CharStyle95"><text:span text:style-name="T11">Gib, dass durch dich den Vater wir,</text:span></text:span></text:p>
      <text:p text:style-name="P13"><text:span text:style-name="CharStyle95"><text:span text:style-name="T11">und auch den Sohn erkennen hier,</text:span></text:span></text:p>
      <text:p text:style-name="P13"><text:span text:style-name="CharStyle95"><text:span text:style-name="T11">und dass als Geist von Beiden dich</text:span></text:span></text:p>
      <text:p text:style-name="P13"><text:span text:style-name="CharStyle95"><text:span text:style-name="T11">wir allzeit glauben festiglich.</text:span></text:span></text:p>
      <text:p text:style-name="P13"><text:span text:style-name="CharStyle95"><text:span text:style-name="T11"/></text:span></text:p>
      <text:p text:style-name="P13"><text:span text:style-name="CharStyle95"><text:span text:style-name="T11">Dem Vater Lob im höchsten Thron</text:span></text:span></text:p>
      <text:p text:style-name="P13"><text:span text:style-name="CharStyle95"><text:span text:style-name="T11">und seinem auferstandnen Sohn,</text:span></text:span></text:p>
      <text:p text:style-name="P13"><text:span text:style-name="CharStyle95"><text:span text:style-name="T11">dem Tröster auch sei Lob geweiht</text:span></text:span></text:p>
      <text:p text:style-name="P13"><text:span text:style-name="CharStyle95"><text:span text:style-name="T11">jetzt und in alle Ewigkeit.</text:span></text:span></text:p>
      <text:p text:style-name="P13"><text:span text:style-name="CharStyle95"><text:span text:style-name="T11"/></text:span></text:p>
      <text:p text:style-name="P13"><text:span text:style-name="CharStyle95"><text:span text:style-name="T11">8. <text:tab/>Wenn der Hymnus zu Ende ist, steht der Abt auf, wendet sich dem Altar zu und singt mit den Altardienern, mit gefalteten Händen, aus dem Buch:</text:span></text:span></text:p>
      <text:p text:style-name="P13"><text:span text:style-name="CharStyle95"><text:span text:style-name="T11">V/. Sende deinen Geist aus und sie werden erschaffen</text:span></text:span></text:p>
      <text:p text:style-name="P13"><text:span text:style-name="CharStyle95"><text:span text:style-name="T11">R/. Du erneuerst das Antlitz der Erde.</text:span></text:span></text:p>
      <text:p text:style-name="P13"><text:span text:style-name="CharStyle95"><text:span text:style-name="T11">V/. Herr, erhöre mein Gebet.</text:span></text:span></text:p>
      <text:p text:style-name="P13"><text:soft-page-break/><text:span text:style-name="CharStyle95"><text:span text:style-name="T11">R/. Und mein Ruf kommt zu dir.</text:span></text:span></text:p>
      <text:p text:style-name="P13"><text:span text:style-name="CharStyle95"><text:span text:style-name="T11">V/. Der Herr sei mit ihnen.</text:span></text:span></text:p>
      <text:p text:style-name="P13"><text:span text:style-name="CharStyle95"><text:span text:style-name="T11">R/. Und mit deinem Geiste.</text:span></text:span></text:p>
      <text:p text:style-name="P13"><text:span text:style-name="CharStyle95"><text:span text:style-name="T11">Lasst uns beten. <text:s/></text:span></text:span></text:p>
      <text:p text:style-name="P13"><text:span text:style-name="CharStyle95"><text:span text:style-name="T11">O Gott, der du die Herzen deiner Gläubigen durch die Erleuchtung des Heiligen Geistes unterwiesen hast, gib, dass wir in demselben Geist erkennen, was recht ist, und uns stets seines Trostes erfreuen. Durch Christus, unseren Herrn. R/. Amen.</text:span></text:span></text:p>
      <text:p text:style-name="P13"><text:span text:style-name="CharStyle95"><text:span text:style-name="T11">9. Nach der Kollekte setzt sich der Abt wieder mit den Altardienern mit bedecktem Haupt hin, und der Konvent steht wie zuvor. Der Novizenmeister jedoch nähert sich dem Mönch, hebt ihn hoch und verbeugt sich zusammen mit ihm vor dem Abt. Der Mönch selbst stellt sich zur Linken des Novizenmeisters vor die Mitte der Stufe und liest im Gesang den Text der Gelübde, die er in den Händen hält, wobei er nur den Vornamen und nicht den Nachnamen des Abtes sagt, in dessen Gegenwart er die Gelübde ablegt.</text:span></text:span></text:p>
      <text:p text:style-name="P13"><text:span text:style-name="CharStyle95"><text:span text:style-name="T11">10. Wenn er den Text der Gelübde gelesen hat, verbeugen sich beide, und treten zum Tisch, auf dem Tinte und Schreibutensilien bereitliegen. Dort nimmt der Mönch eine Feder und unterschreibt mit seinem Vor- und Nachnamen den Text der Gelübde und macht am Ende das Kreuz. Dann verbeugt er sich zusammen mit dem Novizenmeister, tritt an den Altar heran, kniet (</text:span></text:span><text:span text:style-name="CharStyle95"><text:span text:style-name="T19">petita venia</text:span></text:span><text:span text:style-name="CharStyle95"><text:span text:style-name="T11">) auf der Altarstufe nieder, legt die Urkunde mit dem Gelübde in die rechte, d.h. die Epistel-Ecke und küsst den Altar. Dann steigt er hinunter, verbeugt sich unter der Altarstufe und kehrt zur Presbyteriumsstufe zurück.</text:span></text:span></text:p>
      <text:p text:style-name="P13"><text:span text:style-name="CharStyle95"><text:span text:style-name="T11"><text:s text:c="3"/>11. Dann verbeugt sich der Novizenmeister und kehrt an den Platz zurück, an dem er vorher stand, während der Mönch mit unter dem Mantel gesenkten Händen steht und dreimal mit einer Flexa singt:</text:span></text:span></text:p>
      <text:p text:style-name="P13"><text:span text:style-name="CharStyle95"><text:span text:style-name="T11"><text:s text:c="7"/></text:span></text:span><text:span text:style-name="CharStyle95"><text:span text:style-name="T22">V/. Nimm mich an, Herr, nach deinen Worten, und ich werde leben, § und lass mich nicht im Stich in meiner Hoffnung. §</text:span></text:span></text:p>
      <text:p text:style-name="P13"><text:span text:style-name="CharStyle95"><text:span text:style-name="T11">Jedes Mal, wenn er einen Vers beendet, bittet er mit Händen und Knien auf dem Boden (Halb-</text:span></text:span><text:span text:style-name="CharStyle95"><text:span text:style-name="T12">Prostration</text:span></text:span><text:span text:style-name="CharStyle95"><text:span text:style-name="T11">) um Gnade. Der Konvent wiederholt denselben Vers dreimal und nach der dritten Wiederholung schließt sich das </text:span></text:span><text:span text:style-name="CharStyle95"><text:span text:style-name="T22">Gloria Patri</text:span></text:span><text:span text:style-name="CharStyle95"><text:span text:style-name="T11"> an, ohne sich zu verbeugen.</text:span></text:span></text:p>
      <text:p text:style-name="P13"><text:span text:style-name="CharStyle95"><text:span text:style-name="T11"/></text:span></text:p>
      <text:p text:style-name="P13"><text:span text:style-name="CharStyle95"><text:span text:style-name="T11">12. In der Zwischenzeit gibt der Abt mit seiner rechten Hand dem Diakon ein Zeichen, der sich erhebt, sich mit unbedecktem Haupt vor ihm verbeugt, an der Altarstufe niederkniet (</text:span></text:span><text:span text:style-name="CharStyle95"><text:span text:style-name="T19">petita venia</text:span></text:span><text:span text:style-name="CharStyle95"><text:span text:style-name="T11">), zur Epistel-Ecke hinaufsteigt, von dort die Urkunde mit dem Text der Gelübde nimmt, wieder an der Altarstufe niederkniet und die Urkunde mit beiden Händen mit der gebotenen Ehrfurcht zum Abt trägt, um sie dort abzulegen.</text:span></text:span></text:p>
      <text:p text:style-name="P13"><text:soft-page-break/><text:span text:style-name="CharStyle95"><text:span text:style-name="T11">13. Dann, wenn der Mönch seine letzte Bitte um Barmherzigkeit (</text:span></text:span><text:span text:style-name="CharStyle95"><text:span text:style-name="T19">petita venia</text:span></text:span><text:span text:style-name="CharStyle95"><text:span text:style-name="T11">) getan hat, wirft er sich, nachdem er den Vers Suscipe usw. zum dritten Mal wiederholt hat, sofort in Begleitung des Novizenmeisters zu den Füßen des Abtes oder der Äbte, wenn es mehrere gibt, und der Altardiener nieder und sagt zu jedem von ihnen einzeln:</text:span></text:span></text:p>
      <text:p text:style-name="P13"><text:span text:style-name="CharStyle95"><text:span text:style-name="T23">Bete für mich, Vater,</text:span></text:span></text:p>
      <text:p text:style-name="P13"><text:span text:style-name="CharStyle95"><text:span text:style-name="T11">dann umarmt ihn jeder von ihnen und antwortet:</text:span></text:span></text:p>
      <text:p text:style-name="P13"><text:span text:style-name="CharStyle95"><text:span text:style-name="T23">Möge der Herr dich beschützen, wenn du eintrittst und wenn du gehst.</text:span></text:span></text:p>
      <text:p text:style-name="P13"><text:span text:style-name="CharStyle95"><text:span text:style-name="T11">Dann fällt er dem Prior und seinem Chor zu Füßen und geht durch die Mitte des Chors und durch die rechte Seite des Chors, wie er durch die linke gegangen ist. Ist jedoch der Prior nicht anwesend und war der Abt nicht im linken Chor, so durchschreitet er zuerst den rechten und dann den linken Chor. Von dort geht er in den Retrochor und legt sich den Kranken zu Füßen, wenn sie anwesend sind; nicht aber den Novizen, Konversen und Kandidaten. Wenn er dies getan hat, kehrt er durch die Mitte des Chores zurück und legt sich mit dem ganzen Körper auf den nackten Boden auf der Stufe des Presbyteriums vor dem Abt. Der Novizenmeister verbeugt sich dann und entfernt sich. Er ist nicht mit einem schwarzen oder anderen Tuch bedeckt.</text:span></text:span></text:p>
      <text:p text:style-name="P13"><text:span text:style-name="CharStyle95"><text:span text:style-name="T11">14. Weiter, nachdem der Kantor das Gloria Patri gesungen hat, beginnt nach der letzten Wiederholung des Verses Suscipe usw. das Kyrie eleyson, und der Chor setzt, einander zugewandt und sich verbeugend, fort: das Christe eleyson, das Kyrie eleyson und mit leiser Stimme das Pater noster. Der Abt setzt sich mit unbedecktem Haupt an seinen Platz, verbeugt sich ebenfalls und spricht (leise) dasselbe Gebet und singt dann laut Et ne nos inducas usw., worauf der Konvent Sed libera usw. antwortet. Der Kantor beginnt mit Psalm 50. Miserere, beide Chöre stehen und singen es im sechsten Ton alternatim (abwechselnd): der Abt und die Diener des Altars sitzen inzwischen.</text:span></text:span></text:p>
      <text:p text:style-name="P13"><text:span text:style-name="CharStyle95"><text:span text:style-name="T11"/></text:span></text:p>
      <text:p text:style-name="P13"><text:span text:style-name="CharStyle95"><text:span text:style-name="T11">Gott, sei mir gnädig nach deiner Huld, * tilge meine Frevel nach deinem reichen Erbarmen! </text:span></text:span></text:p>
      <text:p text:style-name="P13"><text:span text:style-name="CharStyle95"><text:span text:style-name="T11">Wasch meine Schuld von mir ab * und mach mich rein von meiner Sünde! </text:span></text:span></text:p>
      <text:p text:style-name="P13"><text:span text:style-name="CharStyle95"><text:span text:style-name="T11">Denn ich erkenne meine bösen Taten, * meine Sünde steht mir immer vor Augen. </text:span></text:span></text:p>
      <text:p text:style-name="P13"><text:span text:style-name="CharStyle95"><text:span text:style-name="T11">Gegen dich allein habe ich gesündigt, * ich habe getan, was böse ist in deinen Augen.</text:span></text:span></text:p>
      <text:p text:style-name="P13"><text:span text:style-name="CharStyle95"><text:span text:style-name="T11">So behältst du recht mit deinem Urteilsspruch, * lauter stehst du da als Richter. </text:span></text:span></text:p>
      <text:p text:style-name="P13"><text:span text:style-name="CharStyle95"><text:span text:style-name="T11">Siehe, in Schuld bin ich geboren * und in Sünde hat mich meine Mutter empfangen. </text:span></text:span></text:p>
      <text:p text:style-name="P13"><text:span text:style-name="CharStyle95"><text:span text:style-name="T11">Siehe, an Treue im Innersten hast du Gefallen, * im Verborgenen lehrst du mich Weisheit. </text:span></text:span></text:p>
      <text:p text:style-name="P13"><text:span text:style-name="CharStyle95"><text:span text:style-name="T11">Entsündige mich mit Ysop, dann werde ich rein; * wasche mich und ich werde weißer als Schnee! </text:span></text:span></text:p>
      <text:p text:style-name="P13"><text:span text:style-name="CharStyle95"><text:span text:style-name="T11">Lass mich Entzücken und Freude hören! * Jubeln sollen die Glieder, die du zerschlagen hast. </text:span></text:span></text:p>
      <text:p text:style-name="P13"><text:span text:style-name="CharStyle95"><text:span text:style-name="T11">Verbirg dein Angesicht vor meinen Sünden, * tilge alle Schuld, mit der ich beladen bin! </text:span></text:span></text:p>
      <text:p text:style-name="P13"><text:span text:style-name="CharStyle95"><text:span text:style-name="T11">Erschaffe mir, Gott, ein reines Herz * und einen festen Geist erneuere in meinem Innern! </text:span></text:span></text:p>
      <text:p text:style-name="P13"><text:soft-page-break/><text:span text:style-name="CharStyle95"><text:span text:style-name="T11">Verwirf mich nicht vor deinem Angesicht, * deinen heiligen Geist nimm nicht von mir! </text:span></text:span></text:p>
      <text:p text:style-name="P13"><text:span text:style-name="CharStyle95"><text:span text:style-name="T11">Gib mir wieder die Freude deines Heils, * rüste mich aus mit dem Geist der Großmut! </text:span></text:span></text:p>
      <text:p text:style-name="P13"><text:span text:style-name="CharStyle95"><text:span text:style-name="T11">Ich will die Frevler deine Wege lehren * und die Sünder kehren um zu dir. </text:span></text:span></text:p>
      <text:p text:style-name="P13"><text:span text:style-name="CharStyle95"><text:span text:style-name="T11">Befreie mich von Blutschuld, Gott, du Gott meines Heils, * dann wird meine Zunge jubeln über deine Gerechtigkeit! </text:span></text:span></text:p>
      <text:p text:style-name="P13"><text:span text:style-name="CharStyle95"><text:span text:style-name="T11">Herr, öffne meine Lippen, * damit mein Mund dein Lob verkünde! </text:span></text:span></text:p>
      <text:p text:style-name="P13"><text:span text:style-name="CharStyle95"><text:span text:style-name="T11">Schlachtopfer willst du nicht, ich würde sie geben, * an Brandopfern hast du kein Gefallen. </text:span></text:span></text:p>
      <text:p text:style-name="P13"><text:span text:style-name="CharStyle95"><text:span text:style-name="T11">Schlachtopfer für Gott ist ein zerbrochener Geist, * ein zerbrochenes und zerschlagenes Herz wirst du, Gott, nicht verschmähen. </text:span></text:span></text:p>
      <text:p text:style-name="P13"><text:span text:style-name="CharStyle95"><text:span text:style-name="T11">Nach deinem Wohlgefallen tu Gutes an Zion, * erbaue wieder die Mauern Jerusalems! </text:span></text:span></text:p>
      <text:p text:style-name="P12"><text:span text:style-name="CharStyle95"><text:span text:style-name="T11">An Schlachtopfern der Gerechtigkeit, an Brandopfern und an Ganzopfern hast du Gefallen, *</text:span></text:span><text:span text:style-name="CharStyle95"><text:span text:style-name="T14"> </text:span></text:span><text:span text:style-name="CharStyle95"><text:span text:style-name="T11">dann wird man auf deinem Altar Stiere opfern. </text:span></text:span></text:p>
      <text:p text:style-name="P13"><text:span text:style-name="CharStyle95"><text:span text:style-name="T11"/></text:span></text:p>
      <text:p text:style-name="P13"><text:span text:style-name="CharStyle95"><text:span text:style-name="T11">15. Wenn der Psalm gesungen ist, einschließlich des Gloria, bei dem man sich nicht verbeugt, wendet sich der Konvent dem Altar zu, und der Abt erhebt sich mit unbedecktem Haupt, nimmt den Stab in die linke Hand, legt die rechte Hand auf die Brust und singt aus dem Buch über den Mönch, der auf dem Boden liegt: </text:span></text:span></text:p>
      <text:p text:style-name="P13"><text:span text:style-name="CharStyle95"><text:span text:style-name="T11"><text:s text:c="7"/>V/. Rette deinen Diener.</text:span></text:span></text:p>
      <text:p text:style-name="P13"><text:span text:style-name="CharStyle95"><text:span text:style-name="T11"><text:s text:c="7"/>R/. Wer auf dich vertraut, mein Gott.</text:span></text:span></text:p>
      <text:p text:style-name="P13"><text:span text:style-name="CharStyle95"><text:span text:style-name="T11"><text:s text:c="7"/>V/. Sende ihm Hilfe, Herr, aus dem Heiligtum.</text:span></text:span></text:p>
      <text:p text:style-name="P13"><text:span text:style-name="CharStyle95"><text:span text:style-name="T11"><text:s text:c="7"/>R/. Und von Zion ihn rette.</text:span></text:span></text:p>
      <text:p text:style-name="P13"><text:span text:style-name="CharStyle95"><text:span text:style-name="T11"><text:s text:c="7"/>V/. Kein Feind soll in ihm gedeihen.</text:span></text:span></text:p>
      <text:p text:style-name="P13"><text:span text:style-name="CharStyle95"><text:span text:style-name="T11"><text:s text:c="7"/>R/. Und der Sohn der Ungerechtigkeit soll es nicht wagen, ihm zu schaden.</text:span></text:span></text:p>
      <text:p text:style-name="P13"><text:span text:style-name="CharStyle95"><text:span text:style-name="T11"><text:s text:c="7"/>V/. Sei ihm, Herr, ein starker Turm.</text:span></text:span></text:p>
      <text:p text:style-name="P13"><text:span text:style-name="CharStyle95"><text:span text:style-name="T11"><text:s text:c="7"/>R/. Im Angesicht des Feindes.</text:span></text:span></text:p>
      <text:p text:style-name="P13"><text:span text:style-name="CharStyle95"><text:span text:style-name="T11"><text:s text:c="7"/>V/. Herr, mächtiger Gott, bekehr uns.</text:span></text:span></text:p>
      <text:p text:style-name="P13"><text:span text:style-name="CharStyle95"><text:span text:style-name="T11"><text:s text:c="7"/>R/. Und zeig uns dein Antlitz.</text:span></text:span></text:p>
      <text:p text:style-name="P13"><text:span text:style-name="CharStyle95"><text:span text:style-name="T11"><text:s text:c="7"/>V/. Der Herr sei mit euch.</text:span></text:span></text:p>
      <text:p text:style-name="P13"><text:span text:style-name="CharStyle95"><text:span text:style-name="T11"><text:s text:c="7"/>R/. Und mit deinem Geiste.</text:span></text:span></text:p>
      <text:p text:style-name="P16"><text:span text:style-name="CharStyle95"><text:span text:style-name="T11">Lass</text:span></text:span><text:span text:style-name="CharStyle95"><text:span text:style-name="T15">e</text:span></text:span><text:span text:style-name="CharStyle95"><text:span text:style-name="T11">t uns beten. </text:span></text:span></text:p>
      <text:p text:style-name="P15"><text:span text:style-name="CharStyle95"><text:span text:style-name="T11">O Gott, Vater der Vergebung, der du, um die Wirkung deiner Strenge zu mildern, zugelassen hast, dass der Sohn die Schuld des Vaters nicht tragen muss; der du auf wunderbare Weise die Dinge so ordnest, dass du sogar das Böse zum Guten verwendest und die Gnade deiner großzügigen Gaben oft durch das Böse schenkst; wir bitten deine Güte, diesen deinen Diener nicht daran zu hindern, durch </text:span></text:span><text:soft-page-break/><text:span text:style-name="CharStyle95"><text:span text:style-name="T11">uns das Ordensgewand zu empfangen, die so groß und unwürdig sind, sondern den Dienst, den wir offenkundig leisten, du auch im Innern durch die Gabe des Heiligen Geistes leiste. Durch unsern Herrn Jesus Christus, Deinen Sohn, der mit Dir lebt und herrscht in der Einheit des Heiligen Geistes, Gott von Ewigkeit zu Ewigkeit. R/. Amen.</text:span></text:span></text:p>
      <text:p text:style-name="P17"><text:span text:style-name="CharStyle95"><text:span text:style-name="T11">Lass</text:span></text:span><text:span text:style-name="CharStyle95"><text:span text:style-name="T15">e</text:span></text:span><text:span text:style-name="CharStyle95"><text:span text:style-name="T11">t uns beten. </text:span></text:span></text:p>
      <text:p text:style-name="P15"><text:span text:style-name="CharStyle95"><text:span text:style-name="T11">Gott, der du alles durch deinen mitewigen Sohn erschaffen hast und der die durch die Sünden veraltete Welt durch das Geheimnis seiner Menschwerdung erneuern wollte: Wir bitten dich, durch die Gnade desselben Herrn, diesen deinen Diener, der seinen Verzicht auf die Welt erklärt, gütig zu betrachten: damit er, erneuert durch diese Gnade im Geist seines Gemüts, den alten Menschen mit seinen Werken ablege und den neuen Menschen anziehe, der nach Gott geschaffen ist. Durch unseren Herrn Jesus Christus, deinen Sohn, der mit dir lebt und herrscht in der Einheit des Heiligen Geistes, Gott, von Ewigkeit zu Ewigkeit. R/. Amen.</text:span></text:span></text:p>
      <text:p text:style-name="P17"><text:span text:style-name="CharStyle95"><text:span text:style-name="T11">Lass</text:span></text:span><text:span text:style-name="CharStyle95"><text:span text:style-name="T15">e</text:span></text:span><text:span text:style-name="CharStyle95"><text:span text:style-name="T11">t uns beten.</text:span></text:span></text:p>
      <text:p text:style-name="P15"><text:span text:style-name="CharStyle95"><text:span text:style-name="T11">Herr Jesus Christus, du bist der Weg, ohne den niemand zum Vater kommen kann; wir bitten dich daher in deiner großen Güte, diesen deinen Diener, der den Begierden des Fleisches entsagt hat, auf den Weg der religiösen Disziplin zu führen, und du, der du dich herabgelassen hast, Sünder durch das Wort zu rufen: "Kommet her zu mir alle, die sich mühen und beladen sind, ich will euch erquicken", gib, dass diese Stimme deiner Einladung in ihm so stark wird, dass er die Last der Sünde ablegt und, nachdem er gekostet hat, wie süß du bist, es verdient, von deiner Nahrung gestärkt zu werden: Und da du dich herabgelassen hast, von deinen Schafen Zeugnis abzulegen, so erkenne ihn als dein Schaf, und er wird dich erkennen, daß er keinem anderen als dir nachfolgt, und auf die Stimme eines anderen als dir hören, wenn du sagst: Wer mir dienen will, der folge mir. " Der du lebst und herrschst, Gott, von Ewigkeit zu Ewigkeit. R/. Amen.</text:span></text:span></text:p>
      <text:p text:style-name="P17"><text:span text:style-name="CharStyle95"><text:span text:style-name="T11">Lasset uns beten.</text:span></text:span></text:p>
      <text:p text:style-name="P15"><text:span text:style-name="CharStyle95"><text:span text:style-name="T11">Heiliger Geist, du hast dich den Sterblichen als Herr und Gott offenbaren wollen: Wir bitten deine unermessliche Gnade deiner Güte, dass du diesem Diener, wie du wehest, wo du willst, die Kraft der Hingabe gewährst; und da er von deiner Weisheit geschaffen ist, lass ihn auch von deiner Vorsehung geleitet werden, die ihn nach deiner üblichen Gnade in allen Dingen unterweist, und auf die Fürbitte des heiligsten Benedikt, den du uns als den hervorragenden Stifter dieser heiligen Lebensweise gegeben hast, und auch der anderen Heiligen, deren Namen wir anrufen, wende ihn wahrhaftig von der Eitelkeit der Welt ab; und so wie du die Vergebung aller Sünden bist, so löse in ihm die Fesseln der Bosheit, die ihn bedrängen, und gib, dass er von dem Verlangen brennt, für die Einhaltung dieses heiligen Vorsatzes zu kämpfen; in Trübsalen und Bedrängnissen, möge er dank deines unermüdlichen Trostes wieder frei aufatmen können und fromm und heilig in wahrer Demut und Gehorsam, fest verwurzelt </text:span></text:span><text:soft-page-break/><text:span text:style-name="CharStyle95"><text:span text:style-name="T11">in brüderlicher Liebe, das, was er durch deine Gnade versprochen hat, in glücklicher Beharrlichkeit auch erfüllt haben: die du gewährt hast, der du mit Gott, dem Vater, und mit seinem heiligen eingeborenen Sohn, unserem Herrn Jesus Christus, lebst in Herrlichkeit als Gott in immerwährender Ewigkeit. R/. Amen.</text:span></text:span></text:p>
      <text:p text:style-name="P15"><text:span text:style-name="CharStyle95"><text:span text:style-name="T11">16 Am Ende dieser vier Gebete erhebt sich auf Zeichen des Novizenmeisters der Mönch auf die Knie, und der Abt segnet die Kukulla mit den folgenden Worten:</text:span></text:span></text:p>
      <text:p text:style-name="P15"><text:span text:style-name="CharStyle95"><text:span text:style-name="T11"><text:s text:c="7"/>V/. Der Herr sei mit euch.</text:span></text:span></text:p>
      <text:p text:style-name="P15"><text:span text:style-name="CharStyle95"><text:span text:style-name="T11"><text:s text:c="7"/>R/. Und mit deinem Geiste.</text:span></text:span></text:p>
      <text:p text:style-name="P15"><text:span text:style-name="CharStyle95"><text:span text:style-name="T11">Lasset uns beten, </text:span></text:span></text:p>
      <text:p text:style-name="P15"><text:span text:style-name="CharStyle95"><text:span text:style-name="T11">Herr Jesus Christus, der du den Mantel unserer Sterblichkeit anziehen wolltest, wir bitten die unermessliche Fülle deiner Gnade, dass du dieses Gewand, das die heiligen Väter als Zeichen der Unschuld sowie der Demut für diejenigen bestimmt haben, die sich von der Welt losgesagt haben, so segnen mögest, dass dieser dein Diener, der dieses Gewand anziehen will, auch verdient, dich anzuziehen. Denn du lebst und herrschst Gott in alle Ewigkeit.<text:tab/>R/. Amen.</text:span></text:span></text:p>
      <text:p text:style-name="P15"><text:span text:style-name="CharStyle95"><text:span text:style-name="T11">Dann empfängt er den Sprinkler (</text:span></text:span><text:span text:style-name="CharStyle95"><text:span text:style-name="T19">Aspersorium</text:span></text:span><text:span text:style-name="CharStyle95"><text:span text:style-name="T11">) aus den Händen des Diakons und besprenkelt </text:span></text:span><text:span text:style-name="CharStyle95"><text:span text:style-name="T16">die Kukulla</text:span></text:span><text:span text:style-name="CharStyle95"><text:span text:style-name="T11"> mit Weihwasser.</text:span></text:span></text:p>
      <text:p text:style-name="P15"><text:span text:style-name="CharStyle95"><text:span text:style-name="T11">17. Dann kommt der Novizenmeister zu Hilfe (siehe vorheriges Kapitel), und der Abt nimmt aus dem Professen die Kapuze und den Mantel ab und sagt:</text:span></text:span></text:p>
      <text:p text:style-name="P15"><text:span text:style-name="CharStyle95"><text:span text:style-name="T23">Lass de</text:span></text:span><text:span text:style-name="CharStyle95"><text:span text:style-name="T24">r</text:span></text:span><text:span text:style-name="CharStyle95"><text:span text:style-name="T23"> Herr den alten Menschen mit seinen Werken von dir ausziehen.</text:span></text:span></text:p>
      <text:p text:style-name="P15"><text:span text:style-name="CharStyle95"><text:span text:style-name="T11">Und der Konvent antwortet: </text:span></text:span><text:span text:style-name="CharStyle95"><text:span text:style-name="T22">Amen</text:span></text:span><text:span text:style-name="CharStyle95"><text:span text:style-name="T11">.</text:span></text:span></text:p>
      <text:p text:style-name="P15"><text:span text:style-name="CharStyle95"><text:span text:style-name="T11">Und ebenso zieht er ihm eine weiße Kukulla und eine Kapuze an, und wenn er die Kukulla anzieht, sagt er:</text:span></text:span></text:p>
      <text:p text:style-name="P15"><text:span text:style-name="CharStyle95"><text:span text:style-name="T22">Der Herr möge dich als einen neuen Menschen kleiden, der nach Gottes Willen geschaffen wurde, in Gerechtigkeit und Heiligkeit der Wahrheit.</text:span></text:span></text:p>
      <text:p text:style-name="P15"><text:span text:style-name="CharStyle95"><text:span text:style-name="T11">Und die Brüder antworten: </text:span></text:span><text:span text:style-name="CharStyle95"><text:span text:style-name="T22">Amen</text:span></text:span><text:span text:style-name="CharStyle95"><text:span text:style-name="T11">.</text:span></text:span></text:p>
      <text:p text:style-name="P15"><text:span text:style-name="CharStyle95"><text:span text:style-name="T11">Dann erhebt sich der Abt mit den Dienern des Altars, wendet sich dem Altar zu und beginnt mit unbedecktem Haupt in feierlicher Weise den Lobgesang </text:span></text:span><text:span text:style-name="CharStyle95"><text:span text:style-name="T21">Te Deum Laudamus</text:span></text:span><text:span text:style-name="CharStyle95"><text:span text:style-name="T11">, worauf der Kantor folgt und der Konvent, einander zugewandt, </text:span></text:span><text:span text:style-name="CharStyle95"><text:span text:style-name="T17">w</text:span></text:span><text:span text:style-name="CharStyle95"><text:span text:style-name="T11">echsel</text:span></text:span><text:span text:style-name="CharStyle95"><text:span text:style-name="T17">d</text:span></text:span><text:span text:style-name="CharStyle95"><text:span text:style-name="T11"> wie üblich singt.</text:span></text:span></text:p>
      <text:p text:style-name="P15"><text:span text:style-name="CharStyle95"><text:span text:style-name="T11">18 Wenn das Kantikum gesungen wird, steht der Abt wie vorher bei den Altardienern; der Neuprofess tritt etwas hinter den Abt, kniet mit unbedecktem Haupt und vor der Brust gekreuzten Ärmeln nieder; der Novizenmeister kehrt an seinen Platz zu Beginn des Novizenchors zurück, und der Sakristan nimmt die Gewänder der Novizen und legt sie an ihren Platz.</text:span></text:span></text:p>
      <text:p text:style-name="P15"><text:span text:style-name="CharStyle95"><text:span text:style-name="T11">Am Ende des Liedes wendet sich der Konvent dem Altar zu, und der Abt singt aus dem Buch:</text:span></text:span></text:p>
      <text:p text:style-name="P15"><text:span text:style-name="CharStyle95"><text:span text:style-name="T11">V/. <text:tab/>Laßt uns preisen Vater, Sohn und Heiligen Geist.</text:span></text:span></text:p>
      <text:p text:style-name="P15"><text:soft-page-break/><text:span text:style-name="CharStyle95"><text:span text:style-name="T11">R/. Lasset uns ihn loben und preisen in Ewigkeit.</text:span></text:span></text:p>
      <text:p text:style-name="P15"><text:span text:style-name="CharStyle95"><text:span text:style-name="T11">V/. Der Herr sei mit euch.</text:span></text:span></text:p>
      <text:p text:style-name="P15"><text:span text:style-name="CharStyle95"><text:span text:style-name="T11">R/. Und mit meinem Geist</text:span></text:span><text:span text:style-name="CharStyle95"><text:span text:style-name="T18">e</text:span></text:span><text:span text:style-name="CharStyle95"><text:span text:style-name="T11">.</text:span></text:span></text:p>
      <text:p text:style-name="P17"><text:span text:style-name="CharStyle95"><text:span text:style-name="T11">Lasst uns beten.</text:span></text:span></text:p>
      <text:p text:style-name="P15"><text:span text:style-name="CharStyle95"><text:span text:style-name="T11">Wir bitten dich, o Herr, dass du unseren Werken vorausgehst und sie leitest, dass alle unsere Gebete und Werke immer bei dir beginnen und dass die von dir begonnenen vollendet werden. </text:span></text:span></text:p>
      <text:p text:style-name="P15"><text:span text:style-name="CharStyle95"><text:span text:style-name="T11">Gott, der du uns entflammst, damit wir uns von der Eitelkeit der Welt abwenden zum Lohn der himmlischen Berufung, komm in unsere Herzen und schenke uns die Gnade, in dir zu verharren, damit wir unter dem Schutz deiner Gnade erfüllen, was wir durch deine Gabe versprochen haben, und als Vollstrecker unseres von dir gegebenen Versprechens das vollbringen, was du denen versprochen hast, die in dir verharren. Durch Christus, unseren Herrn. R/. Amen.</text:span></text:span></text:p>
      <text:p text:style-name="P15"><text:span text:style-name="CharStyle95"><text:span text:style-name="T11"/></text:span></text:p>
      <text:p text:style-name="P15"><text:span text:style-name="CharStyle95"><text:span text:style-name="T11">19 Danach wird der neue Profess vom Prior an seinen Platz im Chor der Mönche geführt, und der Abt kehrt zum Altar zurück und setzt die Messe fort, bei der der neue Mönch den Leib Christi empfängt, nachdem er den Friedensgruß auf der Stufe des Presbyteriums empfangen hat: wenn er also den Segen bei der Messe empfängt. Denn er kann den Segen nach der Sext oder einer anderen Stunde empfangen.</text:span></text:span></text:p>
      <text:p text:style-name="P15"><text:span text:style-name="CharStyle95"><text:span text:style-name="T11"/></text:span></text:p>
      <text:p text:style-name="P15"><text:span text:style-name="CharStyle95"><text:span text:style-name="T11">20 Dann werden die Ewigen Gelübde im Beisein der Verwandten oder sicherlich auch der zwei anderen Zeugen aus der Welt, die zu diesem Zweck gerufen wurden, in ein besonderes Buch eingetragen, in dem der Tag, der Monat und das Jahr sorgfältig festgehalten werden: Darunter steht zuerst geschrieben, wer die Gelübde genommen hat, dann der Mönch, der sie abgelegt hat, und schließlich die Zeugen. Und dasselbe soll unter der Unterschrift auf dem Dokument geschehen, aus dem der Mönch den Profess gelesen hat.</text:span></text:span></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pitch="variable"/>
    <style:font-face style:name="Cloister" svg:font-family="Cloister" style:font-family-generic="roman" style:font-pitch="variable"/>
    <style:font-face style:name="Linux Libertine S.O.Cist." svg:font-family="'Linux Libertine S.O.Cist.'"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ody_20_text_20__28_6_29_" style:display-name="Body text (6)" style:family="paragraph" style:master-page-name="">
      <loext:graphic-properties draw:fill="none" draw:fill-color="#729fcf"/>
      <style:paragraph-properties fo:line-height="150%" style:page-number="auto" fo:background-color="transparent"/>
      <style:text-properties style:text-line-through-style="none" style:text-line-through-type="none" style:font-name="Times New Roman" fo:font-family="'Times New Roman'" fo:font-size="15pt" fo:font-style="normal" style:text-underline-style="none" fo:font-weight="normal" fo:background-color="transparent" style:font-name-asian="Times New Roman" style:font-family-asian="'Times New Roman'" style:font-size-asian="15pt" style:font-style-asian="normal" style:font-weight-asian="normal" style:font-name-complex="Times New Roman" style:font-family-complex="'Times New Roman'" style:font-size-complex="15pt" style:font-style-complex="normal" style:font-weight-complex="normal"/>
    </style:style>
    <style:style style:name="Heading_20__23_6" style:display-name="Heading #6" style:family="paragraph" style:master-page-name="">
      <loext:graphic-properties draw:fill="none" draw:fill-color="#729fcf"/>
      <style:paragraph-properties fo:text-align="center" style:justify-single-word="false" style:page-number="auto" fo:background-color="transparent"/>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Other" style:family="paragraph" style:master-page-name="">
      <loext:graphic-properties draw:fill="none" draw:fill-color="#729fcf"/>
      <style:paragraph-properties fo:margin-left="0in" fo:margin-right="0in" fo:line-height="96%" fo:text-indent="0.9445in" style:auto-text-indent="false" style:page-number="auto" fo:background-color="transparent"/>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Picture_20_caption" style:display-name="Picture caption" style:family="paragraph" style:master-page-name="">
      <loext:graphic-properties draw:fill="none" draw:fill-color="#729fcf"/>
      <style:paragraph-properties fo:line-height="114%" fo:text-align="center" style:justify-single-word="false" style:page-number="auto" fo:background-color="transparent"/>
      <style:text-properties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ody_20_text_20__28_12_29_" style:display-name="Body text (12)" style:family="paragraph" style:master-page-name="">
      <loext:graphic-properties draw:fill="none" draw:fill-color="#729fcf"/>
      <style:paragraph-properties fo:line-height="94%" fo:text-align="center" style:justify-single-word="false" style:page-number="auto" fo:background-color="transparent"/>
      <style:text-properties style:text-line-through-style="none" style:text-line-through-type="none" style:font-name="Times New Roman" fo:font-family="'Times New Roman'" fo:font-size="11pt" fo:font-style="normal" style:text-underline-style="none" fo:font-weight="bold" fo:background-color="transparent"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Body_20_text_20__28_2_29_" style:display-name="Body text (2)" style:family="paragraph" style:master-page-name="">
      <loext:graphic-properties draw:fill="none" draw:fill-color="#729fcf"/>
      <style:paragraph-properties fo:margin-left="0in" fo:margin-right="0in" fo:line-height="96%" fo:text-indent="0.9445in" style:auto-text-indent="false" style:page-number="auto" fo:background-color="transparent"/>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Body_20_text_20__28_2_29__20__2b__20_DropCap63" style:display-name="Body text (2) + DropCap63" style:family="paragraph" style:parent-style-name="Body_20_text_20__28_2_29_" style:master-page-name="">
      <loext:graphic-properties draw:fill="none" draw:fill-color="#729fcf"/>
      <style:paragraph-properties fo:margin-left="0in" fo:margin-right="0in" style:line-height-at-least="0.2992in" fo:text-align="start" style:justify-single-word="false" fo:text-indent="0.25in" style:auto-text-indent="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or_20_footer" style:display-name="Header or footer" style:family="paragraph" style:master-page-name="">
      <loext:graphic-properties draw:fill="none" draw:fill-color="#729fcf"/>
      <style:paragraph-properties style:page-number="auto" fo:background-color="transparent"/>
      <style:text-properties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ody_20_text_20__28_11_29_" style:display-name="Body text (11)" style:family="paragraph" style:master-page-name="">
      <loext:graphic-properties draw:fill="none" draw:fill-color="#729fcf"/>
      <style:paragraph-properties fo:line-height="109%" fo:text-align="center" style:justify-single-word="false" style:page-number="auto" fo:background-color="transparent"/>
      <style:text-properties style:text-line-through-style="none" style:text-line-through-type="none" style:font-name="Arial" fo:font-family="Arial" fo:font-size="9.5pt" fo:font-style="normal" style:text-underline-style="none" fo:font-weight="normal" fo:background-color="transparent" style:font-name-asian="Arial" style:font-family-asian="Arial" style:font-size-asian="9.5pt" style:font-style-asian="normal" style:font-weight-asian="normal" style:font-name-complex="Arial" style:font-family-complex="Arial" style:font-size-complex="9.5pt" style:font-style-complex="normal" style:font-weight-complex="normal"/>
    </style:style>
    <style:style style:name="Body_20_text_20__28_2_29__20__2b__20_DropCap64" style:display-name="Body text (2) + DropCap64" style:family="paragraph" style:parent-style-name="Body_20_text_20__28_2_29_" style:master-page-name="">
      <loext:graphic-properties draw:fill="none" draw:fill-color="#729fcf"/>
      <style:paragraph-properties fo:margin-left="0in" fo:margin-right="0in" style:line-height-at-least="0.3016in" fo:text-align="start" style:justify-single-word="false" fo:text-indent="0in" style:auto-text-indent="false" style:page-number="auto" fo:background-color="transparent"/>
    </style:style>
    <style:style style:name="Body_20_text_20__28_2_29__20__2b__20_DropCap66" style:display-name="Body text (2) + DropCap66" style:family="paragraph" style:parent-style-name="Body_20_text_20__28_2_29_" style:master-page-name="">
      <loext:graphic-properties draw:fill="none" draw:fill-color="#729fcf"/>
      <style:paragraph-properties fo:margin-left="0in" fo:margin-right="0in" style:line-height-at-least="0.2984in" fo:text-align="start" style:justify-single-word="false" fo:text-indent="0.25in" style:auto-text-indent="false" style:page-number="auto" fo:background-color="transparent"/>
    </style:style>
    <style:style style:name="Body_20_text_20__28_2_29__20__2b__20_DropCap69" style:display-name="Body text (2) + DropCap69" style:family="paragraph" style:parent-style-name="Body_20_text_20__28_2_29_" style:master-page-name="">
      <loext:graphic-properties draw:fill="none" draw:fill-color="#729fcf"/>
      <style:paragraph-properties fo:margin-left="0in" fo:margin-right="0in" style:line-height-at-least="0.2909in" fo:text-align="start" style:justify-single-word="false" fo:text-indent="0in" style:auto-text-indent="false" style:page-number="auto" fo:background-color="transparent"/>
    </style:style>
    <style:style style:name="Body_20_text_20__28_2_29__20__2b__20_DropCap70" style:display-name="Body text (2) + DropCap70" style:family="paragraph" style:parent-style-name="Body_20_text_20__28_2_29_" style:master-page-name="">
      <loext:graphic-properties draw:fill="none" draw:fill-color="#729fcf"/>
      <style:paragraph-properties fo:margin-left="0in" fo:margin-right="0in" style:line-height-at-least="0.2992in" fo:text-align="start" style:justify-single-word="false" fo:text-indent="0in" style:auto-text-indent="false" style:page-number="auto" fo:background-color="transparen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FontStyle" style:family="text">
      <style:text-properties fo:color="#000000" loext:opacity="100%" style:text-position="0% 100%" style:font-name="Microsoft Sans Serif" fo:font-family="'Microsoft Sans Serif'" fo:font-size="12pt" fo:letter-spacing="normal" fo:language="la" fo:country="001" style:font-name-asian="Microsoft Sans Serif" style:font-family-asian="'Microsoft Sans Serif'" style:font-size-asian="12pt" style:language-asian="la" style:country-asian="001" style:font-name-complex="Microsoft Sans Serif" style:font-family-complex="'Microsoft Sans Serif'" style:font-size-complex="12pt" style:language-complex="la" style:country-complex="001" style:text-scale="100%"/>
    </style:style>
    <style:style style:name="CharStyle95" style:family="text" style:parent-style-name="DefaultFontStyle">
      <style:text-properties style:text-line-through-style="none" style:text-line-through-type="none" style:font-name="Times New Roman" fo:font-family="'Times New Roman'" fo:font-size="15pt" fo:font-style="normal" style:text-underline-style="none" fo:font-weight="normal" fo:background-color="transparent" style:font-name-asian="Times New Roman" style:font-family-asian="'Times New Roman'" style:font-size-asian="15pt" style:font-style-asian="normal" style:font-weight-asian="normal" style:font-name-complex="Times New Roman" style:font-family-complex="'Times New Roman'" style:font-size-complex="15pt" style:font-style-complex="normal" style:font-weight-complex="normal"/>
    </style:style>
    <style:style style:name="CharStyle99" style:family="text" style:parent-style-name="CharStyle95">
      <style:text-properties fo:color="#000000" loext:opacity="100%" style:text-position="0% 100%" fo:letter-spacing="normal" fo:language="la" fo:country="001" fo:background-color="#ffffff" style:language-asian="la" style:country-asian="001" style:language-complex="la" style:country-complex="001" style:text-scale="100%"/>
    </style:style>
    <style:style style:name="CharStyle55" style:family="text" style:parent-style-name="DefaultFontStyle">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CharStyle20" style:family="text" style:parent-style-name="DefaultFontStyle">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CharStyle163" style:family="text" style:parent-style-name="CharStyle20">
      <style:text-properties fo:color="#000000" loext:opacity="100%" style:text-position="0% 100%" style:font-name="Arial" fo:font-family="Arial" fo:font-size="11pt" fo:letter-spacing="normal" fo:language="la" fo:country="001" style:font-name-asian="Arial" style:font-family-asian="Arial" style:font-size-asian="11pt" style:language-asian="la" style:country-asian="001" style:font-name-complex="Arial" style:font-family-complex="Arial" style:font-size-complex="11pt" style:language-complex="la" style:country-complex="001" style:text-scale="100%"/>
    </style:style>
    <style:style style:name="CharStyle41" style:family="text" style:parent-style-name="DefaultFontStyle">
      <style:text-properties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CharStyle101" style:family="text" style:parent-style-name="CharStyle41">
      <style:text-properties fo:color="#000000" loext:opacity="100%" style:text-position="0% 100%" fo:font-size="15pt" fo:letter-spacing="normal" fo:language="la" fo:country="001" style:font-size-asian="15pt" style:language-asian="la" style:country-asian="001" style:font-size-complex="15pt" style:language-complex="la" style:country-complex="001" style:text-scale="100%"/>
    </style:style>
    <style:style style:name="CharStyle97" style:family="text" style:parent-style-name="CharStyle95">
      <style:text-properties fo:font-variant="small-caps" fo:color="#000000" loext:opacity="100%" style:text-position="0% 100%" fo:font-size="17pt" fo:letter-spacing="normal" fo:language="la" fo:country="001" style:font-size-asian="17pt" style:language-asian="la" style:country-asian="001" style:font-size-complex="17pt" style:language-complex="la" style:country-complex="001" style:text-scale="100%"/>
    </style:style>
    <style:style style:name="CharStyle3" style:family="text" style:parent-style-name="DefaultFontStyle">
      <style:text-properties style:text-line-through-style="none" style:text-line-through-type="none" style:font-name="Times New Roman" fo:font-family="'Times New Roman'" fo:font-size="14pt" fo:font-style="normal" style:text-underline-style="none" fo:font-weight="normal" fo:background-color="transparent" style:font-name-asian="Times New Roman" style:font-family-asian="'Times New Roman'" style:font-size-asian="14pt" style:font-style-asian="normal" style:font-weight-asian="normal" style:font-name-complex="Times New Roman" style:font-family-complex="'Times New Roman'" style:font-size-complex="14pt" style:font-style-complex="normal" style:font-weight-complex="normal"/>
    </style:style>
    <style:style style:name="CharStyle8" style:family="text" style:parent-style-name="CharStyle3">
      <style:text-properties fo:color="#000000" loext:opacity="100%" style:text-position="0% 100%" fo:letter-spacing="normal" fo:language="la" fo:country="001" fo:background-color="#ffffff" style:language-asian="la" style:country-asian="001" style:language-complex="la" style:country-complex="001" style:text-scale="100%"/>
    </style:style>
    <style:style style:name="CharStyle169" style:family="text" style:parent-style-name="DefaultFontStyle">
      <style:text-properties style:text-line-through-style="none" style:text-line-through-type="none" style:font-name="Times New Roman" fo:font-family="'Times New Roman'" fo:font-size="11pt" fo:font-style="normal" style:text-underline-style="none" fo:font-weight="bold" fo:background-color="transparent" style:font-name-asian="Times New Roman" style:font-family-asian="'Times New Roman'" style:font-size-asian="11pt" style:font-style-asian="normal" style:font-weight-asian="bold" style:font-name-complex="Times New Roman" style:font-family-complex="'Times New Roman'" style:font-size-complex="11pt" style:font-style-complex="normal" style:font-weight-complex="bold"/>
    </style:style>
    <style:style style:name="CharStyle38" style:family="text" style:parent-style-name="DefaultFontStyle">
      <style:text-properties style:text-line-through-style="none" style:text-line-through-type="none" style:font-name="Times New Roman" fo:font-family="'Times New Roman'" fo:font-size="18pt" fo:font-style="normal" style:text-underline-style="none" fo:font-weight="normal" fo:background-color="transparent" style:font-name-asian="Times New Roman" style:font-family-asian="'Times New Roman'" style:font-size-asian="18pt" style:font-style-asian="normal" style:font-weight-asian="normal" style:font-name-complex="Times New Roman" style:font-family-complex="'Times New Roman'" style:font-size-complex="18pt" style:font-style-complex="normal" style:font-weight-complex="normal"/>
    </style:style>
    <style:style style:name="CharStyle190" style:family="text" style:parent-style-name="CharStyle38">
      <style:text-properties fo:color="#000000" loext:opacity="100%" style:text-position="0% 100%" style:font-name="Arial" fo:font-family="Arial" fo:font-size="9pt" fo:letter-spacing="normal" fo:language="la" fo:country="001" style:font-name-asian="Arial" style:font-family-asian="Arial" style:font-size-asian="9pt" style:language-asian="la" style:country-asian="001" style:font-name-complex="Arial" style:font-family-complex="Arial" style:font-size-complex="9pt" style:language-complex="la" style:country-complex="001" style:text-scale="100%"/>
    </style:style>
    <style:style style:name="CharStyle106" style:family="text" style:parent-style-name="CharStyle38">
      <style:text-properties fo:color="#000000" loext:opacity="100%" style:text-position="0% 100%" fo:font-size="15pt" fo:letter-spacing="normal" fo:language="la" fo:country="001" style:font-size-asian="15pt" style:language-asian="la" style:country-asian="001" style:font-size-complex="15pt" style:language-complex="la" style:country-complex="001" style:text-scale="100%"/>
    </style:style>
    <style:style style:name="CharStyle107" style:family="text" style:parent-style-name="CharStyle95">
      <style:text-properties fo:color="#000000" loext:opacity="100%" style:text-position="0% 100%" fo:font-size="14pt" fo:letter-spacing="normal" fo:language="la" fo:country="001" style:font-size-asian="14pt" style:language-asian="la" style:country-asian="001" style:font-size-complex="14pt" style:language-complex="la" style:country-complex="001" style:text-scale="100%"/>
    </style:style>
    <style:style style:name="CharStyle64" style:family="text" style:parent-style-name="CharStyle38">
      <style:text-properties fo:color="#000000" loext:opacity="100%" style:text-position="0% 100%" fo:letter-spacing="normal" fo:language="la" fo:country="001" fo:font-style="italic" style:language-asian="la" style:country-asian="001" style:font-style-asian="italic" style:language-complex="la" style:country-complex="001" style:font-style-complex="italic" style:text-scale="100%"/>
    </style:style>
    <style:style style:name="CharStyle119" style:family="text" style:parent-style-name="CharStyle95">
      <style:text-properties fo:color="#000000" loext:opacity="100%" style:text-position="0% 100%" style:font-name="Arial" fo:font-family="Arial" fo:font-size="9pt" fo:letter-spacing="normal" fo:language="la" fo:country="001" style:font-name-asian="Arial" style:font-family-asian="Arial" style:font-size-asian="9pt" style:language-asian="la" style:country-asian="001" style:font-name-complex="Arial" style:font-family-complex="Arial" style:font-size-complex="9pt" style:language-complex="la" style:country-complex="001" style:text-scale="100%"/>
    </style:style>
    <style:style style:name="CharStyle193" style:family="text" style:parent-style-name="CharStyle95">
      <style:text-properties fo:color="#000000" loext:opacity="100%" style:text-position="0% 100%" fo:font-size="18pt" fo:letter-spacing="normal" fo:language="la" fo:country="001" fo:font-style="italic" style:font-size-asian="18pt" style:language-asian="la" style:country-asian="001" style:font-style-asian="italic" style:font-size-complex="18pt" style:language-complex="la" style:country-complex="001" style:font-style-complex="italic" style:text-scale="100%"/>
    </style:style>
    <style:style style:name="CharStyle109" style:family="text" style:parent-style-name="CharStyle95">
      <style:text-properties fo:color="#000000" loext:opacity="100%" style:text-position="0% 100%" fo:font-size="14pt" fo:letter-spacing="normal" fo:language="la" fo:country="001" fo:font-style="italic" style:font-size-asian="14pt" style:language-asian="la" style:country-asian="001" style:font-style-asian="italic" style:font-size-complex="14pt" style:language-complex="la" style:country-complex="001" style:font-style-complex="italic" style:text-scale="100%"/>
    </style:style>
    <style:style style:name="CharStyle224" style:family="text" style:parent-style-name="CharStyle95">
      <style:text-properties fo:color="#000000" loext:opacity="100%" style:text-position="0% 100%" fo:letter-spacing="normal" fo:language="la" fo:country="001" fo:font-style="italic" style:text-underline-style="solid" style:text-underline-width="auto" style:text-underline-color="font-color" style:language-asian="la" style:country-asian="001" style:font-style-asian="italic" style:language-complex="la" style:country-complex="001" style:font-style-complex="italic" style:text-scale="100%"/>
    </style:style>
    <style:style style:name="CharStyle207" style:family="text" style:parent-style-name="CharStyle38">
      <style:text-properties fo:color="#000000" loext:opacity="100%" style:text-position="0% 100%" fo:letter-spacing="normal" fo:language="la" fo:country="001" style:text-underline-style="solid" style:text-underline-width="auto" style:text-underline-color="font-color" style:language-asian="la" style:country-asian="001" style:language-complex="la" style:country-complex="001" style:text-scale="100%"/>
    </style:style>
    <style:style style:name="CharStyle47" style:family="text" style:parent-style-name="CharStyle38">
      <style:text-properties fo:font-variant="small-caps" fo:color="#000000" loext:opacity="100%" style:text-position="0% 100%" fo:font-size="17pt" fo:letter-spacing="normal" fo:language="la" fo:country="001" style:font-size-asian="17pt" style:language-asian="la" style:country-asian="001" style:font-size-complex="17pt" style:language-complex="la" style:country-complex="001" style:text-scale="100%"/>
    </style:style>
    <style:style style:name="CharStyle210" style:family="text" style:parent-style-name="CharStyle38">
      <style:text-properties fo:color="#000000" loext:opacity="100%" style:text-position="0% 100%" fo:font-size="8pt" fo:letter-spacing="normal" fo:language="la" fo:country="001" style:font-size-asian="8pt" style:language-asian="la" style:country-asian="001" style:font-size-complex="8pt" style:language-complex="la" style:country-complex="001" style:text-scale="100%"/>
    </style:style>
    <style:style style:name="CharStyle126" style:family="text" style:parent-style-name="CharStyle20">
      <style:text-properties fo:color="#000000" loext:opacity="100%" style:text-position="0% 100%" style:font-name="Arial" fo:font-family="Arial" fo:font-size="25pt" fo:letter-spacing="normal" fo:language="la" fo:country="001" style:font-name-asian="Arial" style:font-family-asian="Arial" style:font-size-asian="25pt" style:language-asian="la" style:country-asian="001" style:font-name-complex="Arial" style:font-family-complex="Arial" style:font-size-complex="25pt" style:language-complex="la" style:country-complex="001" style:text-scale="100%"/>
    </style:style>
    <style:style style:name="CharStyle135" style:family="text" style:parent-style-name="CharStyle20">
      <style:text-properties fo:color="#000000" loext:opacity="100%" style:text-position="0% 100%" fo:font-size="15pt" fo:letter-spacing="normal" fo:language="la" fo:country="001" fo:font-style="italic" style:font-size-asian="15pt" style:language-asian="la" style:country-asian="001" style:font-style-asian="italic" style:font-size-complex="15pt" style:language-complex="la" style:country-complex="001" style:font-style-complex="italic" style:text-scale="100%"/>
    </style:style>
    <style:style style:name="CharStyle118" style:family="text" style:parent-style-name="CharStyle95">
      <style:text-properties fo:color="#000000" loext:opacity="100%" style:text-position="0% 100%" fo:letter-spacing="normal" fo:language="la" fo:country="001" style:text-underline-style="solid" style:text-underline-width="auto" style:text-underline-color="font-color" style:language-asian="la" style:country-asian="001" style:language-complex="la" style:country-complex="001" style:text-scale="100%"/>
    </style:style>
    <style:style style:name="CharStyle100" style:family="text" style:parent-style-name="CharStyle95">
      <style:text-properties fo:color="#000000" loext:opacity="100%" style:text-position="0% 100%" fo:letter-spacing="normal" fo:language="la" fo:country="001" fo:font-style="italic" style:language-asian="la" style:country-asian="001" style:font-style-asian="italic" style:language-complex="la" style:country-complex="001" style:font-style-complex="italic" style:text-scale="100%"/>
    </style:style>
    <style:style style:name="CharStyle225" style:family="text" style:parent-style-name="CharStyle55">
      <style:text-properties fo:color="#000000" loext:opacity="100%" style:text-position="0% 100%" fo:letter-spacing="normal" fo:language="la" fo:country="001" style:text-underline-style="solid" style:text-underline-width="auto" style:text-underline-color="font-color" style:language-asian="la" style:country-asian="001" style:language-complex="la" style:country-complex="001" style:text-scale="100%"/>
    </style:style>
    <style:style style:name="CharStyle26" style:family="text" style:parent-style-name="DefaultFontStyle">
      <style:text-properties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CharStyle48" style:family="text" style:parent-style-name="CharStyle26">
      <style:text-properties fo:color="#000000" loext:opacity="100%" style:text-position="0% 100%" style:font-name="Arial" fo:font-family="Arial" fo:font-size="9pt" fo:letter-spacing="normal" fo:language="la" fo:country="001" style:font-name-asian="Arial" style:font-family-asian="Arial" style:font-size-asian="9pt" style:language-asian="la" style:country-asian="001" style:font-name-complex="Arial" style:font-family-complex="Arial" style:font-size-complex="9pt" style:language-complex="la" style:country-complex="001" style:text-scale="100%"/>
    </style:style>
    <style:style style:name="CharStyle182" style:family="text" style:parent-style-name="CharStyle95">
      <style:text-properties fo:color="#000000" loext:opacity="100%" style:text-position="0% 100%" fo:font-size="18pt" fo:letter-spacing="normal" fo:language="la" fo:country="001" style:font-size-asian="18pt" style:language-asian="la" style:country-asian="001" style:font-size-complex="18pt" style:language-complex="la" style:country-complex="001" style:text-scale="100%"/>
    </style:style>
    <style:style style:name="CharStyle146" style:family="text" style:parent-style-name="DefaultFontStyle">
      <style:text-properties style:text-line-through-style="none" style:text-line-through-type="none" style:font-name="Arial" fo:font-family="Arial" fo:font-size="9.5pt" fo:font-style="normal" style:text-underline-style="none" fo:font-weight="normal" fo:background-color="transparent" style:font-name-asian="Arial" style:font-family-asian="Arial" style:font-size-asian="9.5pt" style:font-style-asian="normal" style:font-weight-asian="normal" style:font-name-complex="Arial" style:font-family-complex="Arial" style:font-size-complex="9.5pt" style:font-style-complex="normal" style:font-weight-complex="normal"/>
    </style:style>
    <style:style style:name="CharStyle147" style:family="text" style:parent-style-name="CharStyle146">
      <style:text-properties fo:color="#000000" loext:opacity="100%" style:text-position="0% 100%" fo:font-size="9pt" fo:letter-spacing="normal" fo:language="la" fo:country="001" style:font-size-asian="9pt" style:language-asian="la" style:country-asian="001" style:font-size-complex="9pt" style:language-complex="la" style:country-complex="001" style:text-scale="100%"/>
    </style:style>
    <style:style style:name="CharStyle91" style:family="text" style:parent-style-name="CharStyle26">
      <style:text-properties fo:color="#000000" loext:opacity="100%" style:text-position="0% 100%" fo:font-size="15pt" fo:letter-spacing="normal" fo:language="la" fo:country="001" style:font-size-asian="15pt" style:language-asian="la" style:country-asian="001" style:font-size-complex="15pt" style:language-complex="la" style:country-complex="001" style:text-scale="100%"/>
    </style:style>
    <style:style style:name="CharStyle120" style:family="text" style:parent-style-name="CharStyle26">
      <style:text-properties fo:font-variant="small-caps" fo:color="#000000" loext:opacity="100%" style:text-position="0% 100%" fo:font-size="17pt" fo:letter-spacing="normal" fo:language="la" fo:country="001" style:font-size-asian="17pt" style:language-asian="la" style:country-asian="001" style:font-size-complex="17pt" style:language-complex="la" style:country-complex="001" style:text-scale="100%"/>
    </style:style>
    <style:style style:name="CharStyle226" style:family="text" style:parent-style-name="CharStyle95">
      <style:text-properties fo:color="#000000" loext:opacity="100%" style:text-position="0% 100%" fo:font-size="18pt" fo:letter-spacing="normal" fo:language="la" fo:country="001" fo:font-style="italic" style:text-underline-style="solid" style:text-underline-width="auto" style:text-underline-color="font-color" style:font-size-asian="18pt" style:language-asian="la" style:country-asian="001" style:font-style-asian="italic" style:font-size-complex="18pt" style:language-complex="la" style:country-complex="001" style:font-style-complex="italic" style:text-scale="100%"/>
    </style:style>
    <style:style style:name="CharStyle103" style:family="text" style:parent-style-name="CharStyle95">
      <style:text-properties fo:color="#000000" loext:opacity="100%" style:text-position="0% 100%" fo:font-size="9.5pt" fo:letter-spacing="normal" fo:language="la" fo:country="001" style:font-size-asian="9.5pt" style:language-asian="la" style:country-asian="001" style:font-size-complex="9.5pt" style:language-complex="la" style:country-complex="001" style:text-scale="100%"/>
    </style:style>
    <style:style style:name="CharStyle191" style:family="text" style:parent-style-name="CharStyle146">
      <style:text-properties fo:color="#000000" loext:opacity="100%" style:text-position="0% 100%" style:font-name="Times New Roman" fo:font-family="'Times New Roman'" fo:font-size="15pt" fo:letter-spacing="normal" fo:language="la" fo:country="001" style:font-name-asian="Times New Roman" style:font-family-asian="'Times New Roman'" style:font-size-asian="15pt" style:language-asian="la" style:country-asian="001" style:font-name-complex="Times New Roman" style:font-family-complex="'Times New Roman'" style:font-size-complex="15pt" style:language-complex="la" style:country-complex="001"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line-height="0.0008in" style:page-number="auto"/>
    </style:style>
    <style:style style:name="MP2"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style>
    <style:style style:name="MP3" style:family="paragraph" style:parent-style-name="Footer" style:master-page-name="">
      <style:paragraph-properties style:page-number="auto"/>
      <style:text-properties fo:font-size="1pt" style:font-size-asian="1pt" style:font-size-complex="1pt"/>
    </style:style>
    <style:style style:name="MP4"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028in" style:type="right"/>
        </style:tab-stops>
      </style:paragraph-properties>
    </style:style>
    <style:style style:name="MP5" style:family="paragraph" style:parent-style-name="Header_20_or_20_footer" style:master-page-name="">
      <style:paragraph-properties fo:margin-left="0in" fo:margin-right="0in" style:line-height-at-least="0in" fo:text-align="start" style:justify-single-word="false" fo:text-indent="0in" style:auto-text-indent="false" style:page-number="auto">
        <style:tab-stops>
          <style:tab-stop style:position="4.111in" style:type="right"/>
        </style:tab-stops>
      </style:paragraph-properties>
    </style:style>
    <style:style style:name="MP6" style:family="paragraph" style:parent-style-name="Header" style:master-page-name="">
      <style:paragraph-properties style:page-number="auto"/>
      <style:text-properties fo:font-size="1pt" style:font-size-asian="1pt" style:font-size-complex="1pt"/>
    </style:style>
    <style:style style:name="MT1" style:family="text">
      <style:text-properties fo:color="#000000" loext:opacity="100%" fo:background-color="#80ffff" loext:char-shading-value="0"/>
    </style:style>
    <style:style style:name="MT2" style:family="text"/>
    <style:style style:name="M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in" fo:margin-right="0.7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068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98in" fo:margin-left="0in" fo:margin-right="0in" fo:margin-bottom="0in"/>
      </style:header-style>
      <style:footer-style>
        <style:header-footer-properties fo:min-height="0.9835in" fo:margin-left="0in" fo:margin-right="0in" fo:margin-top="0.9835in"/>
      </style:footer-style>
    </style:page-layout>
    <style:page-layout style:name="Mpm3">
      <style:page-layout-properties fo:page-width="8.5in" fo:page-height="11.0681in" style:num-format="1" style:print-orientation="portrait" fo:margin-top="0in" fo:margin-bottom="0in" fo:margin-left="1.322in" fo:margin-right="0.794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937in" fo:margin-left="0in" fo:margin-right="0in" fo:margin-bottom="0in"/>
      </style:header-style>
      <style:footer-style>
        <style:header-footer-properties fo:min-height="0.8465in" fo:margin-left="0in" fo:margin-right="0in" fo:margin-top="0.8465in"/>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eStyle321" style:page-layout-name="Mpm2" draw:style-name="Mdp1">
      <style:header>
        <text:p text:style-name="MP1"><draw:frame draw:style-name="Mfr1" draw:name="295" text:anchor-type="paragraph" svg:x="3.25in" svg:y="0.6508in" draw:z-index="0"><draw:text-box fo:min-height="0.178in" fo:min-width="3.0252in"><text:p text:style-name="MP2"><text:span text:style-name="CharStyle48"><text:span text:style-name="MT1">LI</text:span></text:span><text:span text:style-name="CharStyle48">B</text:span><text:span text:style-name="CharStyle48"><text:span text:style-name="MT1">.</text:span></text:span><text:span text:style-name="CharStyle48"> VI. DE RITU SUSCIPIENDI FR/</text:span><text:span text:style-name="CharStyle48"><text:span text:style-name="MT1">X</text:span></text:span><text:span text:style-name="CharStyle48">TRES</text:span></text:p></draw:text-box></draw:frame></text:p>
      </style:header>
      <style:footer>
        <text:p text:style-name="MP3"/>
      </style:footer>
    </style:master-page>
    <style:master-page style:name="PageStyle322" style:page-layout-name="Mpm2" draw:style-name="Mdp1">
      <style:header>
        <text:p text:style-name="MP1"/>
      </style:header>
      <style:footer>
        <text:p text:style-name="MP3"/>
      </style:footer>
    </style:master-page>
    <style:master-page style:name="PageStyle323" style:page-layout-name="Mpm2" draw:style-name="Mdp1">
      <style:header>
        <text:p text:style-name="MP1"><draw:frame draw:style-name="Mfr1" draw:name="297" text:anchor-type="paragraph" svg:x="3.25in" svg:y="0.6508in" draw:z-index="0"><draw:text-box fo:min-height="0.178in" fo:min-width="3.0252in"><text:p text:style-name="MP2"><text:span text:style-name="CharStyle48"><text:span text:style-name="MT1">LI</text:span></text:span><text:span text:style-name="CharStyle48">B</text:span><text:span text:style-name="CharStyle48"><text:span text:style-name="MT1">.</text:span></text:span><text:span text:style-name="CharStyle48"> VI. DE RITU SUSCIPIENDI FR/</text:span><text:span text:style-name="CharStyle48"><text:span text:style-name="MT1">X</text:span></text:span><text:span text:style-name="CharStyle48">TRES</text:span></text:p></draw:text-box></draw:frame></text:p>
      </style:header>
      <style:footer>
        <text:p text:style-name="MP3"/>
      </style:footer>
    </style:master-page>
    <style:master-page style:name="PageStyle325" style:page-layout-name="Mpm2" draw:style-name="Mdp1" style:next-style-name="PageStyle324">
      <style:header>
        <text:p text:style-name="MP1"><draw:frame draw:style-name="Mfr1" draw:name="299" text:anchor-type="paragraph" svg:x="2.4307in" svg:y="0.5783in" draw:z-index="0"><draw:text-box fo:min-height="0.2307in" fo:min-width="4.1028in"><text:p text:style-name="MP4"><text:span text:style-name="CharStyle48">CAP. </text:span><text:span text:style-name="CharStyle48"><text:span text:style-name="MT1">I</text:span></text:span><text:span text:style-name="CharStyle48">I. DE PROFESSIONE MONACHORUM<text:tab/></text:span><text:page-number text:select-page="current">0</text:page-number></text:p></draw:text-box></draw:frame></text:p>
      </style:header>
      <style:footer>
        <text:p text:style-name="MP3"/>
      </style:footer>
    </style:master-page>
    <style:master-page style:name="PageStyle324" style:page-layout-name="Mpm2" draw:style-name="Mdp1">
      <style:header>
        <text:p text:style-name="MP1"><draw:frame draw:style-name="Mfr1" draw:name="298" text:anchor-type="paragraph" svg:x="2.1165in" svg:y="0.6008in" draw:z-index="0"><draw:text-box fo:min-height="0.228in" fo:min-width="4.111in"><text:p text:style-name="MP5"><text:page-number text:select-page="current">0</text:page-number><text:span text:style-name="CharStyle91"><text:tab/></text:span><text:span text:style-name="CharStyle120"><text:span text:style-name="MT1">lib.</text:span></text:span><text:span text:style-name="CharStyle26"> VI. DE RITU SUSCIPIENDI FRATRES</text:span></text:p></draw:text-box></draw:frame></text:p>
      </style:header>
      <style:footer>
        <text:p text:style-name="MP3"/>
      </style:footer>
    </style:master-page>
    <style:master-page style:name="PageStyle326" style:page-layout-name="Mpm3" draw:style-name="Mdp1">
      <style:header>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8T11:51:32.904000000</meta:creation-date>
    <dc:date>2022-08-11T17:26:28.449000000</dc:date>
    <meta:editing-duration>PT3H57M14S</meta:editing-duration>
    <meta:editing-cycles>32</meta:editing-cycles>
    <meta:generator>LibreOffice/7.3.4.2$Windows_x86 LibreOffice_project/728fec16bd5f605073805c3c9e7c4212a0120dc5</meta:generator>
    <meta:document-statistic meta:table-count="0" meta:image-count="0" meta:object-count="0" meta:page-count="9" meta:paragraph-count="137" meta:word-count="3334" meta:character-count="20050" meta:non-whitespace-character-count="16708"/>
  </office:meta>
</office:document-meta>
</file>